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6.798cm"/>
    </style:style>
    <style:style style:name="co5" style:family="table-column">
      <style:table-column-properties fo:break-before="auto" style:column-width="4.509cm"/>
    </style:style>
    <style:style style:name="ro2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ffd320" fo:border="0.002cm solid #000000"/>
      <style:text-properties fo:color="#800000" fo:font-weight="bold" style:font-weight-asian="bold" style:font-weight-complex="bold"/>
    </style:style>
    <style:style style:name="ce22" style:family="table-cell" style:parent-style-name="Default" style:data-style-name="N107">
      <style:table-cell-properties fo:border="0.002cm solid #000000"/>
    </style:style>
    <style:style style:name="ce12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80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d320" fo:wrap-option="wrap" fo:border="0.002cm solid #000000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weight="bold" style:font-weight-asian="bold" style:font-weight-complex="bold"/>
    </style:style>
    <style:style style:name="ce24" style:family="table-cell" style:parent-style-name="Default">
      <style:table-cell-properties fo:background-color="#ffffcc" fo:border="0.002cm solid #000000"/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000080" fo:font-weight="bold" style:font-weight-asian="bold" style:font-weight-complex="bold"/>
    </style:style>
    <style:style style:name="ce26" style:family="table-cell" style:parent-style-name="Default">
      <style:table-cell-properties fo:background-color="#ffcc99" fo:wrap-option="wrap" fo:border="0.002cm solid #000000"/>
      <style:text-properties fo:color="#800000" fo:font-weight="bold"/>
    </style:style>
    <style:style style:name="ce27" style:family="table-cell" style:parent-style-name="Default">
      <style:table-cell-properties fo:background-color="#ffcc99" fo:border="0.002cm solid #000000"/>
    </style:style>
    <style:style style:name="ce28" style:family="table-cell" style:parent-style-name="Default">
      <style:table-cell-properties fo:background-color="transparent" fo:border="0.002cm solid #000000"/>
    </style:style>
    <style:style style:name="ce2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fo:background-color="#ffffcc" fo:border="0.002cm solid #000000"/>
    </style:style>
    <style:style style:name="ce31" style:family="table-cell" style:parent-style-name="Default" style:data-style-name="N107">
      <style:table-cell-properties fo:background-color="transparent" fo:border="0.002cm solid #000000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fo:border="0.002cm solid #000000"/>
    </style:style>
    <style:style style:name="ce35" style:family="table-cell" style:parent-style-name="Default">
      <style:table-cell-properties fo:background-color="#ffd320" fo:wrap-option="wrap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ackground-color="#ffd320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ext-properties fo:color="#000000" fo:font-weight="bold" style:font-weight-asian="bold" style:font-weight-complex="bold"/>
    </style:style>
    <style:style style:name="ce38" style:family="table-cell" style:parent-style-name="Default" style:data-style-name="N107"/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style:use-window-font-color="true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ffffcc"/>
    </style:style>
    <style:style style:name="gr1" style:family="graphic">
      <style:graphic-properties draw:ole-draw-aspect="1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01. Recopilació de dades brutes" table:style-name="ta1" table:print="false">
        <table:table-column table:style-name="co3" table:default-cell-style-name="ce36"/>
        <table:table-column table:style-name="co2" table:default-cell-style-name="Default"/>
        <table:table-column table:style-name="co2" table:number-columns-repeated="2" table:default-cell-style-name="ce38"/>
        <table:table-column table:style-name="co2" table:default-cell-style-name="Default"/>
        <table:table-column table:style-name="co2" table:number-columns-repeated="2" table:default-cell-style-name="ce38"/>
        <table:table-row table:style-name="ro5">
          <table:table-cell table:style-name="ce35" office:value-type="string" table:number-columns-spanned="2" table:number-rows-spanned="1">
            <text:p>Estudi sobre el nombre d'empreses dels municipis de les Illes Balears</text:p>
          </table:table-cell>
          <table:covered-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5">
          <table:table-cell table:style-name="ce35" office:value-type="string">
            <text:p>Municipi</text:p>
          </table:table-cell>
          <table:table-cell table:style-name="ce35" office:value-type="string">
            <text:p>Nombre d'empreses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5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5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5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5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5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5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5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5"/>
        </table:table-row>
        <table:table-row table:style-name="ro1">
          <table:table-cell office:value-type="string">
            <text:p>Ciuadella de Menorca</text:p>
          </table:table-cell>
          <table:table-cell office:value-type="float" office:value="1065">
            <text:p>1065</text:p>
          </table:table-cell>
          <table:table-cell table:number-columns-repeated="5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Costitix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5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5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5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5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5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5"/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5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5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5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5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5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5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5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5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5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number-columns-repeated="5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5"/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5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5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5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table:style-name="ce37" office:value-type="string">
            <text:p>SUMA</text:p>
          </table:table-cell>
          <table:table-cell table:style-name="ce37" table:formula="of:=SUM([.B4:.B70])" office:value-type="float" office:value="37931">
            <text:p>3793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02. Càlcul de paràmetres estadístics" table:style-name="ta1" table:print="false">
        <table:table-column table:style-name="co4" table:default-cell-style-name="ce36"/>
        <table:table-column table:style-name="co2" table:default-cell-style-name="Default"/>
        <table:table-column table:style-name="co2" table:default-cell-style-name="ce38"/>
        <table:table-column table:style-name="co2" table:number-columns-repeated="2" table:default-cell-style-name="ce21"/>
        <table:table-column table:style-name="co2" table:number-columns-repeated="2" table:default-cell-style-name="ce22"/>
        <table:table-column table:style-name="co2" table:number-columns-repeated="3" table:default-cell-style-name="ce21"/>
        <table:table-row table:style-name="ro2">
          <table:table-cell table:style-name="ce35" office:value-type="string">
            <text:p>Municipi</text:p>
          </table:table-cell>
          <table:table-cell table:style-name="ce35" office:value-type="string">
            <text:p>Nombre d'empreses</text:p>
          </table:table-cell>
          <table:table-cell table:style-name="Default"/>
          <table:table-cell table:style-name="ce19" office:value-type="string">
            <text:p>Nombre d'empreses</text:p>
          </table:table-cell>
          <table:table-cell table:style-name="ce19" office:value-type="string">
            <text:p>Frecuencia absoluta</text:p>
          </table:table-cell>
          <table:table-cell table:style-name="ce19" office:value-type="string">
            <text:p>Frecuencia relativa</text:p>
          </table:table-cell>
          <table:table-cell table:style-name="ce19" office:value-type="string">
            <text:p>Porcentaje</text:p>
          </table:table-cell>
          <table:table-cell table:style-name="ce19" office:value-type="string">
            <text:p>Frecuencia absoluta acumulada</text:p>
          </table:table-cell>
          <table:table-cell table:style-name="ce19" office:value-type="string">
            <text:p>Frecuencia relativa acumulada</text:p>
          </table:table-cell>
          <table:table-cell table:style-name="ce19" office:value-type="string">
            <text:p>Porcentaje acumulado</text:p>
          </table:table-cell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formula="of:=COUNTIF([.$B$2:.$B$68];&quot;=&quot;&amp;[.D2])" office:value-type="float" office:value="1">
            <text:p>1</text:p>
          </table:table-cell>
          <table:table-cell table:formula="of:=[.E2]/[.$E$67]" office:value-type="float" office:value="0.0149253731343284">
            <text:p>0,015</text:p>
          </table:table-cell>
          <table:table-cell table:formula="of:=[.F2]*100" office:value-type="float" office:value="1.49253731343284">
            <text:p>1,493</text:p>
          </table:table-cell>
          <table:table-cell table:formula="of:=[.E2]" office:value-type="float" office:value="1">
            <text:p>1</text:p>
          </table:table-cell>
          <table:table-cell table:formula="of:=[.H2]/[.$E$67]" office:value-type="float" office:value="0.0149253731343284">
            <text:p>0,01</text:p>
          </table:table-cell>
          <table:table-cell table:formula="of:=[.I2]*100" office:value-type="float" office:value="1.49253731343284">
            <text:p>1,49</text:p>
          </table:table-cell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formula="of:=COUNTIF([.$B$2:.$B$68];&quot;=&quot;&amp;[.D3])" office:value-type="float" office:value="1">
            <text:p>1</text:p>
          </table:table-cell>
          <table:table-cell table:formula="of:=[.E3]/[.$E$67]" office:value-type="float" office:value="0.0149253731343284">
            <text:p>0,015</text:p>
          </table:table-cell>
          <table:table-cell table:formula="of:=[.F3]*100" office:value-type="float" office:value="1.49253731343284">
            <text:p>1,493</text:p>
          </table:table-cell>
          <table:table-cell table:formula="of:=[.H2]+[.E3]" office:value-type="float" office:value="2">
            <text:p>2</text:p>
          </table:table-cell>
          <table:table-cell table:formula="of:=[.H3]/[.$E$67]" office:value-type="float" office:value="0.0298507462686567">
            <text:p>0,03</text:p>
          </table:table-cell>
          <table:table-cell table:formula="of:=[.I3]*100" office:value-type="float" office:value="2.98507462686567">
            <text:p>2,99</text:p>
          </table:table-cell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formula="of:=COUNTIF([.$B$2:.$B$68];&quot;=&quot;&amp;[.D4])" office:value-type="float" office:value="1">
            <text:p>1</text:p>
          </table:table-cell>
          <table:table-cell table:formula="of:=[.E4]/[.$E$67]" office:value-type="float" office:value="0.0149253731343284">
            <text:p>0,015</text:p>
          </table:table-cell>
          <table:table-cell table:formula="of:=[.F4]*100" office:value-type="float" office:value="1.49253731343284">
            <text:p>1,493</text:p>
          </table:table-cell>
          <table:table-cell table:formula="of:=[.H3]+[.E4]" office:value-type="float" office:value="3">
            <text:p>3</text:p>
          </table:table-cell>
          <table:table-cell table:formula="of:=[.H4]/[.$E$67]" office:value-type="float" office:value="0.0447761194029851">
            <text:p>0,04</text:p>
          </table:table-cell>
          <table:table-cell table:formula="of:=[.I4]*100" office:value-type="float" office:value="4.47761194029851">
            <text:p>4,48</text:p>
          </table:table-cell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formula="of:=COUNTIF([.$B$2:.$B$68];&quot;=&quot;&amp;[.D5])" office:value-type="float" office:value="1">
            <text:p>1</text:p>
          </table:table-cell>
          <table:table-cell table:formula="of:=[.E5]/[.$E$67]" office:value-type="float" office:value="0.0149253731343284">
            <text:p>0,015</text:p>
          </table:table-cell>
          <table:table-cell table:formula="of:=[.F5]*100" office:value-type="float" office:value="1.49253731343284">
            <text:p>1,493</text:p>
          </table:table-cell>
          <table:table-cell table:formula="of:=[.H4]+[.E5]" office:value-type="float" office:value="4">
            <text:p>4</text:p>
          </table:table-cell>
          <table:table-cell table:formula="of:=[.H5]/[.$E$67]" office:value-type="float" office:value="0.0597014925373134">
            <text:p>0,06</text:p>
          </table:table-cell>
          <table:table-cell table:formula="of:=[.I5]*100" office:value-type="float" office:value="5.97014925373134">
            <text:p>5,97</text:p>
          </table:table-cell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formula="of:=COUNTIF([.$B$2:.$B$68];&quot;=&quot;&amp;[.D6])" office:value-type="float" office:value="1">
            <text:p>1</text:p>
          </table:table-cell>
          <table:table-cell table:formula="of:=[.E6]/[.$E$67]" office:value-type="float" office:value="0.0149253731343284">
            <text:p>0,015</text:p>
          </table:table-cell>
          <table:table-cell table:formula="of:=[.F6]*100" office:value-type="float" office:value="1.49253731343284">
            <text:p>1,493</text:p>
          </table:table-cell>
          <table:table-cell table:formula="of:=[.H5]+[.E6]" office:value-type="float" office:value="5">
            <text:p>5</text:p>
          </table:table-cell>
          <table:table-cell table:formula="of:=[.H6]/[.$E$67]" office:value-type="float" office:value="0.0746268656716418">
            <text:p>0,07</text:p>
          </table:table-cell>
          <table:table-cell table:formula="of:=[.I6]*100" office:value-type="float" office:value="7.46268656716418">
            <text:p>7,46</text:p>
          </table:table-cell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formula="of:=COUNTIF([.$B$2:.$B$68];&quot;=&quot;&amp;[.D7])" office:value-type="float" office:value="1">
            <text:p>1</text:p>
          </table:table-cell>
          <table:table-cell table:formula="of:=[.E7]/[.$E$67]" office:value-type="float" office:value="0.0149253731343284">
            <text:p>0,015</text:p>
          </table:table-cell>
          <table:table-cell table:formula="of:=[.F7]*100" office:value-type="float" office:value="1.49253731343284">
            <text:p>1,493</text:p>
          </table:table-cell>
          <table:table-cell table:formula="of:=[.H6]+[.E7]" office:value-type="float" office:value="6">
            <text:p>6</text:p>
          </table:table-cell>
          <table:table-cell table:formula="of:=[.H7]/[.$E$67]" office:value-type="float" office:value="0.0895522388059701">
            <text:p>0,09</text:p>
          </table:table-cell>
          <table:table-cell table:formula="of:=[.I7]*100" office:value-type="float" office:value="8.95522388059701">
            <text:p>8,96</text:p>
          </table:table-cell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formula="of:=COUNTIF([.$B$2:.$B$68];&quot;=&quot;&amp;[.D8])" office:value-type="float" office:value="1">
            <text:p>1</text:p>
          </table:table-cell>
          <table:table-cell table:formula="of:=[.E8]/[.$E$67]" office:value-type="float" office:value="0.0149253731343284">
            <text:p>0,015</text:p>
          </table:table-cell>
          <table:table-cell table:formula="of:=[.F8]*100" office:value-type="float" office:value="1.49253731343284">
            <text:p>1,493</text:p>
          </table:table-cell>
          <table:table-cell table:formula="of:=[.H7]+[.E8]" office:value-type="float" office:value="7">
            <text:p>7</text:p>
          </table:table-cell>
          <table:table-cell table:formula="of:=[.H8]/[.$E$67]" office:value-type="float" office:value="0.104477611940299">
            <text:p>0,1</text:p>
          </table:table-cell>
          <table:table-cell table:formula="of:=[.I8]*100" office:value-type="float" office:value="10.4477611940299">
            <text:p>10,45</text:p>
          </table:table-cell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formula="of:=COUNTIF([.$B$2:.$B$68];&quot;=&quot;&amp;[.D9])" office:value-type="float" office:value="1">
            <text:p>1</text:p>
          </table:table-cell>
          <table:table-cell table:formula="of:=[.E9]/[.$E$67]" office:value-type="float" office:value="0.0149253731343284">
            <text:p>0,015</text:p>
          </table:table-cell>
          <table:table-cell table:formula="of:=[.F9]*100" office:value-type="float" office:value="1.49253731343284">
            <text:p>1,493</text:p>
          </table:table-cell>
          <table:table-cell table:formula="of:=[.H8]+[.E9]" office:value-type="float" office:value="8">
            <text:p>8</text:p>
          </table:table-cell>
          <table:table-cell table:formula="of:=[.H9]/[.$E$67]" office:value-type="float" office:value="0.119402985074627">
            <text:p>0,12</text:p>
          </table:table-cell>
          <table:table-cell table:formula="of:=[.I9]*100" office:value-type="float" office:value="11.9402985074627">
            <text:p>11,94</text:p>
          </table:table-cell>
        </table:table-row>
        <table:table-row table:style-name="ro1">
          <table:table-cell office:value-type="string">
            <text:p>Costitix</text:p>
          </table:table-cell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table:formula="of:=COUNTIF([.$B$2:.$B$68];&quot;=&quot;&amp;[.D10])" office:value-type="float" office:value="1">
            <text:p>1</text:p>
          </table:table-cell>
          <table:table-cell table:formula="of:=[.E10]/[.$E$67]" office:value-type="float" office:value="0.0149253731343284">
            <text:p>0,015</text:p>
          </table:table-cell>
          <table:table-cell table:formula="of:=[.F10]*100" office:value-type="float" office:value="1.49253731343284">
            <text:p>1,493</text:p>
          </table:table-cell>
          <table:table-cell table:formula="of:=[.H9]+[.E10]" office:value-type="float" office:value="9">
            <text:p>9</text:p>
          </table:table-cell>
          <table:table-cell table:formula="of:=[.H10]/[.$E$67]" office:value-type="float" office:value="0.134328358208955">
            <text:p>0,13</text:p>
          </table:table-cell>
          <table:table-cell table:formula="of:=[.I10]*100" office:value-type="float" office:value="13.4328358208955">
            <text:p>13,43</text:p>
          </table:table-cell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table:formula="of:=COUNTIF([.$B$2:.$B$68];&quot;=&quot;&amp;[.D11])" office:value-type="float" office:value="1">
            <text:p>1</text:p>
          </table:table-cell>
          <table:table-cell table:formula="of:=[.E11]/[.$E$67]" office:value-type="float" office:value="0.0149253731343284">
            <text:p>0,015</text:p>
          </table:table-cell>
          <table:table-cell table:formula="of:=[.F11]*100" office:value-type="float" office:value="1.49253731343284">
            <text:p>1,493</text:p>
          </table:table-cell>
          <table:table-cell table:formula="of:=[.H10]+[.E11]" office:value-type="float" office:value="10">
            <text:p>10</text:p>
          </table:table-cell>
          <table:table-cell table:formula="of:=[.H11]/[.$E$67]" office:value-type="float" office:value="0.149253731343284">
            <text:p>0,15</text:p>
          </table:table-cell>
          <table:table-cell table:formula="of:=[.I11]*100" office:value-type="float" office:value="14.9253731343284">
            <text:p>14,93</text:p>
          </table:table-cell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 table:formula="of:=COUNTIF([.$B$2:.$B$68];&quot;=&quot;&amp;[.D12])" office:value-type="float" office:value="1">
            <text:p>1</text:p>
          </table:table-cell>
          <table:table-cell table:formula="of:=[.E12]/[.$E$67]" office:value-type="float" office:value="0.0149253731343284">
            <text:p>0,015</text:p>
          </table:table-cell>
          <table:table-cell table:formula="of:=[.F12]*100" office:value-type="float" office:value="1.49253731343284">
            <text:p>1,493</text:p>
          </table:table-cell>
          <table:table-cell table:formula="of:=[.H11]+[.E12]" office:value-type="float" office:value="11">
            <text:p>11</text:p>
          </table:table-cell>
          <table:table-cell table:formula="of:=[.H12]/[.$E$67]" office:value-type="float" office:value="0.164179104477612">
            <text:p>0,16</text:p>
          </table:table-cell>
          <table:table-cell table:formula="of:=[.I12]*100" office:value-type="float" office:value="16.4179104477612">
            <text:p>16,42</text:p>
          </table:table-cell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table:formula="of:=COUNTIF([.$B$2:.$B$68];&quot;=&quot;&amp;[.D13])" office:value-type="float" office:value="1">
            <text:p>1</text:p>
          </table:table-cell>
          <table:table-cell table:formula="of:=[.E13]/[.$E$67]" office:value-type="float" office:value="0.0149253731343284">
            <text:p>0,015</text:p>
          </table:table-cell>
          <table:table-cell table:formula="of:=[.F13]*100" office:value-type="float" office:value="1.49253731343284">
            <text:p>1,493</text:p>
          </table:table-cell>
          <table:table-cell table:formula="of:=[.H12]+[.E13]" office:value-type="float" office:value="12">
            <text:p>12</text:p>
          </table:table-cell>
          <table:table-cell table:formula="of:=[.H13]/[.$E$67]" office:value-type="float" office:value="0.17910447761194">
            <text:p>0,18</text:p>
          </table:table-cell>
          <table:table-cell table:formula="of:=[.I13]*100" office:value-type="float" office:value="17.910447761194">
            <text:p>17,91</text:p>
          </table:table-cell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table:formula="of:=COUNTIF([.$B$2:.$B$68];&quot;=&quot;&amp;[.D14])" office:value-type="float" office:value="1">
            <text:p>1</text:p>
          </table:table-cell>
          <table:table-cell table:formula="of:=[.E14]/[.$E$67]" office:value-type="float" office:value="0.0149253731343284">
            <text:p>0,015</text:p>
          </table:table-cell>
          <table:table-cell table:formula="of:=[.F14]*100" office:value-type="float" office:value="1.49253731343284">
            <text:p>1,493</text:p>
          </table:table-cell>
          <table:table-cell table:formula="of:=[.H13]+[.E14]" office:value-type="float" office:value="13">
            <text:p>13</text:p>
          </table:table-cell>
          <table:table-cell table:formula="of:=[.H14]/[.$E$67]" office:value-type="float" office:value="0.194029850746269">
            <text:p>0,19</text:p>
          </table:table-cell>
          <table:table-cell table:formula="of:=[.I14]*100" office:value-type="float" office:value="19.4029850746269">
            <text:p>19,4</text:p>
          </table:table-cell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formula="of:=COUNTIF([.$B$2:.$B$68];&quot;=&quot;&amp;[.D15])" office:value-type="float" office:value="1">
            <text:p>1</text:p>
          </table:table-cell>
          <table:table-cell table:formula="of:=[.E15]/[.$E$67]" office:value-type="float" office:value="0.0149253731343284">
            <text:p>0,015</text:p>
          </table:table-cell>
          <table:table-cell table:formula="of:=[.F15]*100" office:value-type="float" office:value="1.49253731343284">
            <text:p>1,493</text:p>
          </table:table-cell>
          <table:table-cell table:formula="of:=[.H14]+[.E15]" office:value-type="float" office:value="14">
            <text:p>14</text:p>
          </table:table-cell>
          <table:table-cell table:formula="of:=[.H15]/[.$E$67]" office:value-type="float" office:value="0.208955223880597">
            <text:p>0,21</text:p>
          </table:table-cell>
          <table:table-cell table:formula="of:=[.I15]*100" office:value-type="float" office:value="20.8955223880597">
            <text:p>20,9</text:p>
          </table:table-cell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table:formula="of:=COUNTIF([.$B$2:.$B$68];&quot;=&quot;&amp;[.D16])" office:value-type="float" office:value="1">
            <text:p>1</text:p>
          </table:table-cell>
          <table:table-cell table:formula="of:=[.E16]/[.$E$67]" office:value-type="float" office:value="0.0149253731343284">
            <text:p>0,015</text:p>
          </table:table-cell>
          <table:table-cell table:formula="of:=[.F16]*100" office:value-type="float" office:value="1.49253731343284">
            <text:p>1,493</text:p>
          </table:table-cell>
          <table:table-cell table:formula="of:=[.H15]+[.E16]" office:value-type="float" office:value="15">
            <text:p>15</text:p>
          </table:table-cell>
          <table:table-cell table:formula="of:=[.H16]/[.$E$67]" office:value-type="float" office:value="0.223880597014925">
            <text:p>0,22</text:p>
          </table:table-cell>
          <table:table-cell table:formula="of:=[.I16]*100" office:value-type="float" office:value="22.3880597014925">
            <text:p>22,39</text:p>
          </table:table-cell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 table:formula="of:=COUNTIF([.$B$2:.$B$68];&quot;=&quot;&amp;[.D17])" office:value-type="float" office:value="1">
            <text:p>1</text:p>
          </table:table-cell>
          <table:table-cell table:formula="of:=[.E17]/[.$E$67]" office:value-type="float" office:value="0.0149253731343284">
            <text:p>0,015</text:p>
          </table:table-cell>
          <table:table-cell table:formula="of:=[.F17]*100" office:value-type="float" office:value="1.49253731343284">
            <text:p>1,493</text:p>
          </table:table-cell>
          <table:table-cell table:formula="of:=[.H16]+[.E17]" office:value-type="float" office:value="16">
            <text:p>16</text:p>
          </table:table-cell>
          <table:table-cell table:formula="of:=[.H17]/[.$E$67]" office:value-type="float" office:value="0.238805970149254">
            <text:p>0,24</text:p>
          </table:table-cell>
          <table:table-cell table:formula="of:=[.I17]*100" office:value-type="float" office:value="23.8805970149254">
            <text:p>23,88</text:p>
          </table:table-cell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/>
          <table:table-cell table:style-name="ce9" office:value-type="float" office:value="53">
            <text:p>53</text:p>
          </table:table-cell>
          <table:table-cell table:formula="of:=COUNTIF([.$B$2:.$B$68];&quot;=&quot;&amp;[.D18])" office:value-type="float" office:value="1">
            <text:p>1</text:p>
          </table:table-cell>
          <table:table-cell table:formula="of:=[.E18]/[.$E$67]" office:value-type="float" office:value="0.0149253731343284">
            <text:p>0,015</text:p>
          </table:table-cell>
          <table:table-cell table:formula="of:=[.F18]*100" office:value-type="float" office:value="1.49253731343284">
            <text:p>1,493</text:p>
          </table:table-cell>
          <table:table-cell table:formula="of:=[.H17]+[.E18]" office:value-type="float" office:value="17">
            <text:p>17</text:p>
          </table:table-cell>
          <table:table-cell table:formula="of:=[.H18]/[.$E$67]" office:value-type="float" office:value="0.253731343283582">
            <text:p>0,25</text:p>
          </table:table-cell>
          <table:table-cell table:style-name="ce9" table:formula="of:=[.I18]*100" office:value-type="float" office:value="25.3731343283582">
            <text:p>25,37</text:p>
          </table:table-cell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/>
          <table:table-cell office:value-type="float" office:value="64">
            <text:p>64</text:p>
          </table:table-cell>
          <table:table-cell table:formula="of:=COUNTIF([.$B$2:.$B$68];&quot;=&quot;&amp;[.D19])" office:value-type="float" office:value="1">
            <text:p>1</text:p>
          </table:table-cell>
          <table:table-cell table:formula="of:=[.E19]/[.$E$67]" office:value-type="float" office:value="0.0149253731343284">
            <text:p>0,015</text:p>
          </table:table-cell>
          <table:table-cell table:formula="of:=[.F19]*100" office:value-type="float" office:value="1.49253731343284">
            <text:p>1,493</text:p>
          </table:table-cell>
          <table:table-cell table:formula="of:=[.H18]+[.E19]" office:value-type="float" office:value="18">
            <text:p>18</text:p>
          </table:table-cell>
          <table:table-cell table:formula="of:=[.H19]/[.$E$67]" office:value-type="float" office:value="0.26865671641791">
            <text:p>0,27</text:p>
          </table:table-cell>
          <table:table-cell table:formula="of:=[.I19]*100" office:value-type="float" office:value="26.865671641791">
            <text:p>26,87</text:p>
          </table:table-cell>
        </table:table-row>
        <table:table-row table:style-name="ro1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formula="of:=COUNTIF([.$B$2:.$B$68];&quot;=&quot;&amp;[.D20])" office:value-type="float" office:value="1">
            <text:p>1</text:p>
          </table:table-cell>
          <table:table-cell table:formula="of:=[.E20]/[.$E$67]" office:value-type="float" office:value="0.0149253731343284">
            <text:p>0,015</text:p>
          </table:table-cell>
          <table:table-cell table:formula="of:=[.F20]*100" office:value-type="float" office:value="1.49253731343284">
            <text:p>1,493</text:p>
          </table:table-cell>
          <table:table-cell table:formula="of:=[.H19]+[.E20]" office:value-type="float" office:value="19">
            <text:p>19</text:p>
          </table:table-cell>
          <table:table-cell table:formula="of:=[.H20]/[.$E$67]" office:value-type="float" office:value="0.283582089552239">
            <text:p>0,28</text:p>
          </table:table-cell>
          <table:table-cell table:formula="of:=[.I20]*100" office:value-type="float" office:value="28.3582089552239">
            <text:p>28,36</text:p>
          </table:table-cell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formula="of:=COUNTIF([.$B$2:.$B$68];&quot;=&quot;&amp;[.D21])" office:value-type="float" office:value="1">
            <text:p>1</text:p>
          </table:table-cell>
          <table:table-cell table:formula="of:=[.E21]/[.$E$67]" office:value-type="float" office:value="0.0149253731343284">
            <text:p>0,015</text:p>
          </table:table-cell>
          <table:table-cell table:formula="of:=[.F21]*100" office:value-type="float" office:value="1.49253731343284">
            <text:p>1,493</text:p>
          </table:table-cell>
          <table:table-cell table:formula="of:=[.H20]+[.E21]" office:value-type="float" office:value="20">
            <text:p>20</text:p>
          </table:table-cell>
          <table:table-cell table:formula="of:=[.H21]/[.$E$67]" office:value-type="float" office:value="0.298507462686567">
            <text:p>0,3</text:p>
          </table:table-cell>
          <table:table-cell table:formula="of:=[.I21]*100" office:value-type="float" office:value="29.8507462686567">
            <text:p>29,85</text:p>
          </table:table-cell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/>
          <table:table-cell office:value-type="float" office:value="73">
            <text:p>73</text:p>
          </table:table-cell>
          <table:table-cell table:formula="of:=COUNTIF([.$B$2:.$B$68];&quot;=&quot;&amp;[.D22])" office:value-type="float" office:value="1">
            <text:p>1</text:p>
          </table:table-cell>
          <table:table-cell table:formula="of:=[.E22]/[.$E$67]" office:value-type="float" office:value="0.0149253731343284">
            <text:p>0,015</text:p>
          </table:table-cell>
          <table:table-cell table:formula="of:=[.F22]*100" office:value-type="float" office:value="1.49253731343284">
            <text:p>1,493</text:p>
          </table:table-cell>
          <table:table-cell table:formula="of:=[.H21]+[.E22]" office:value-type="float" office:value="21">
            <text:p>21</text:p>
          </table:table-cell>
          <table:table-cell table:formula="of:=[.H22]/[.$E$67]" office:value-type="float" office:value="0.313432835820896">
            <text:p>0,31</text:p>
          </table:table-cell>
          <table:table-cell table:formula="of:=[.I22]*100" office:value-type="float" office:value="31.3432835820896">
            <text:p>31,34</text:p>
          </table:table-cell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/>
          <table:table-cell office:value-type="float" office:value="84">
            <text:p>84</text:p>
          </table:table-cell>
          <table:table-cell table:formula="of:=COUNTIF([.$B$2:.$B$68];&quot;=&quot;&amp;[.D23])" office:value-type="float" office:value="1">
            <text:p>1</text:p>
          </table:table-cell>
          <table:table-cell table:formula="of:=[.E23]/[.$E$67]" office:value-type="float" office:value="0.0149253731343284">
            <text:p>0,015</text:p>
          </table:table-cell>
          <table:table-cell table:formula="of:=[.F23]*100" office:value-type="float" office:value="1.49253731343284">
            <text:p>1,493</text:p>
          </table:table-cell>
          <table:table-cell table:formula="of:=[.H22]+[.E23]" office:value-type="float" office:value="22">
            <text:p>22</text:p>
          </table:table-cell>
          <table:table-cell table:formula="of:=[.H23]/[.$E$67]" office:value-type="float" office:value="0.328358208955224">
            <text:p>0,33</text:p>
          </table:table-cell>
          <table:table-cell table:formula="of:=[.I23]*100" office:value-type="float" office:value="32.8358208955224">
            <text:p>32,84</text:p>
          </table:table-cell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table:formula="of:=COUNTIF([.$B$2:.$B$68];&quot;=&quot;&amp;[.D24])" office:value-type="float" office:value="1">
            <text:p>1</text:p>
          </table:table-cell>
          <table:table-cell table:formula="of:=[.E24]/[.$E$67]" office:value-type="float" office:value="0.0149253731343284">
            <text:p>0,015</text:p>
          </table:table-cell>
          <table:table-cell table:formula="of:=[.F24]*100" office:value-type="float" office:value="1.49253731343284">
            <text:p>1,493</text:p>
          </table:table-cell>
          <table:table-cell table:formula="of:=[.H23]+[.E24]" office:value-type="float" office:value="23">
            <text:p>23</text:p>
          </table:table-cell>
          <table:table-cell table:formula="of:=[.H24]/[.$E$67]" office:value-type="float" office:value="0.343283582089552">
            <text:p>0,34</text:p>
          </table:table-cell>
          <table:table-cell table:formula="of:=[.I24]*100" office:value-type="float" office:value="34.3283582089552">
            <text:p>34,33</text:p>
          </table:table-cell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/>
          <table:table-cell office:value-type="float" office:value="92">
            <text:p>92</text:p>
          </table:table-cell>
          <table:table-cell table:formula="of:=COUNTIF([.$B$2:.$B$68];&quot;=&quot;&amp;[.D25])" office:value-type="float" office:value="1">
            <text:p>1</text:p>
          </table:table-cell>
          <table:table-cell table:formula="of:=[.E25]/[.$E$67]" office:value-type="float" office:value="0.0149253731343284">
            <text:p>0,015</text:p>
          </table:table-cell>
          <table:table-cell table:formula="of:=[.F25]*100" office:value-type="float" office:value="1.49253731343284">
            <text:p>1,493</text:p>
          </table:table-cell>
          <table:table-cell table:formula="of:=[.H24]+[.E25]" office:value-type="float" office:value="24">
            <text:p>24</text:p>
          </table:table-cell>
          <table:table-cell table:formula="of:=[.H25]/[.$E$67]" office:value-type="float" office:value="0.358208955223881">
            <text:p>0,36</text:p>
          </table:table-cell>
          <table:table-cell table:formula="of:=[.I25]*100" office:value-type="float" office:value="35.8208955223881">
            <text:p>35,82</text:p>
          </table:table-cell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 office:value-type="float" office:value="96">
            <text:p>96</text:p>
          </table:table-cell>
          <table:table-cell table:formula="of:=COUNTIF([.$B$2:.$B$68];&quot;=&quot;&amp;[.D26])" office:value-type="float" office:value="1">
            <text:p>1</text:p>
          </table:table-cell>
          <table:table-cell table:formula="of:=[.E26]/[.$E$67]" office:value-type="float" office:value="0.0149253731343284">
            <text:p>0,015</text:p>
          </table:table-cell>
          <table:table-cell table:formula="of:=[.F26]*100" office:value-type="float" office:value="1.49253731343284">
            <text:p>1,493</text:p>
          </table:table-cell>
          <table:table-cell table:formula="of:=[.H25]+[.E26]" office:value-type="float" office:value="25">
            <text:p>25</text:p>
          </table:table-cell>
          <table:table-cell table:formula="of:=[.H26]/[.$E$67]" office:value-type="float" office:value="0.373134328358209">
            <text:p>0,37</text:p>
          </table:table-cell>
          <table:table-cell table:formula="of:=[.I26]*100" office:value-type="float" office:value="37.3134328358209">
            <text:p>37,31</text:p>
          </table:table-cell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/>
          <table:table-cell office:value-type="float" office:value="116">
            <text:p>116</text:p>
          </table:table-cell>
          <table:table-cell table:formula="of:=COUNTIF([.$B$2:.$B$68];&quot;=&quot;&amp;[.D27])" office:value-type="float" office:value="3">
            <text:p>3</text:p>
          </table:table-cell>
          <table:table-cell table:formula="of:=[.E27]/[.$E$67]" office:value-type="float" office:value="0.0447761194029851">
            <text:p>0,045</text:p>
          </table:table-cell>
          <table:table-cell table:formula="of:=[.F27]*100" office:value-type="float" office:value="4.47761194029851">
            <text:p>4,478</text:p>
          </table:table-cell>
          <table:table-cell table:formula="of:=[.H26]+[.E27]" office:value-type="float" office:value="28">
            <text:p>28</text:p>
          </table:table-cell>
          <table:table-cell table:formula="of:=[.H27]/[.$E$67]" office:value-type="float" office:value="0.417910447761194">
            <text:p>0,42</text:p>
          </table:table-cell>
          <table:table-cell table:formula="of:=[.I27]*100" office:value-type="float" office:value="41.7910447761194">
            <text:p>41,79</text:p>
          </table:table-cell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/>
          <table:table-cell office:value-type="float" office:value="126">
            <text:p>126</text:p>
          </table:table-cell>
          <table:table-cell table:formula="of:=COUNTIF([.$B$2:.$B$68];&quot;=&quot;&amp;[.D28])" office:value-type="float" office:value="1">
            <text:p>1</text:p>
          </table:table-cell>
          <table:table-cell table:formula="of:=[.E28]/[.$E$67]" office:value-type="float" office:value="0.0149253731343284">
            <text:p>0,015</text:p>
          </table:table-cell>
          <table:table-cell table:formula="of:=[.F28]*100" office:value-type="float" office:value="1.49253731343284">
            <text:p>1,493</text:p>
          </table:table-cell>
          <table:table-cell table:formula="of:=[.H27]+[.E28]" office:value-type="float" office:value="29">
            <text:p>29</text:p>
          </table:table-cell>
          <table:table-cell table:formula="of:=[.H28]/[.$E$67]" office:value-type="float" office:value="0.432835820895522">
            <text:p>0,43</text:p>
          </table:table-cell>
          <table:table-cell table:formula="of:=[.I28]*100" office:value-type="float" office:value="43.2835820895522">
            <text:p>43,28</text:p>
          </table:table-cell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/>
          <table:table-cell office:value-type="float" office:value="139">
            <text:p>139</text:p>
          </table:table-cell>
          <table:table-cell table:formula="of:=COUNTIF([.$B$2:.$B$68];&quot;=&quot;&amp;[.D29])" office:value-type="float" office:value="1">
            <text:p>1</text:p>
          </table:table-cell>
          <table:table-cell table:formula="of:=[.E29]/[.$E$67]" office:value-type="float" office:value="0.0149253731343284">
            <text:p>0,015</text:p>
          </table:table-cell>
          <table:table-cell table:formula="of:=[.F29]*100" office:value-type="float" office:value="1.49253731343284">
            <text:p>1,493</text:p>
          </table:table-cell>
          <table:table-cell table:formula="of:=[.H28]+[.E29]" office:value-type="float" office:value="30">
            <text:p>30</text:p>
          </table:table-cell>
          <table:table-cell table:formula="of:=[.H29]/[.$E$67]" office:value-type="float" office:value="0.447761194029851">
            <text:p>0,45</text:p>
          </table:table-cell>
          <table:table-cell table:formula="of:=[.I29]*100" office:value-type="float" office:value="44.7761194029851">
            <text:p>44,78</text:p>
          </table:table-cell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/>
          <table:table-cell office:value-type="float" office:value="140">
            <text:p>140</text:p>
          </table:table-cell>
          <table:table-cell table:formula="of:=COUNTIF([.$B$2:.$B$68];&quot;=&quot;&amp;[.D30])" office:value-type="float" office:value="1">
            <text:p>1</text:p>
          </table:table-cell>
          <table:table-cell table:formula="of:=[.E30]/[.$E$67]" office:value-type="float" office:value="0.0149253731343284">
            <text:p>0,015</text:p>
          </table:table-cell>
          <table:table-cell table:formula="of:=[.F30]*100" office:value-type="float" office:value="1.49253731343284">
            <text:p>1,493</text:p>
          </table:table-cell>
          <table:table-cell table:formula="of:=[.H29]+[.E30]" office:value-type="float" office:value="31">
            <text:p>31</text:p>
          </table:table-cell>
          <table:table-cell table:formula="of:=[.H30]/[.$E$67]" office:value-type="float" office:value="0.462686567164179">
            <text:p>0,46</text:p>
          </table:table-cell>
          <table:table-cell table:formula="of:=[.I30]*100" office:value-type="float" office:value="46.2686567164179">
            <text:p>46,27</text:p>
          </table:table-cell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/>
          <table:table-cell office:value-type="float" office:value="150">
            <text:p>150</text:p>
          </table:table-cell>
          <table:table-cell table:formula="of:=COUNTIF([.$B$2:.$B$68];&quot;=&quot;&amp;[.D31])" office:value-type="float" office:value="1">
            <text:p>1</text:p>
          </table:table-cell>
          <table:table-cell table:formula="of:=[.E31]/[.$E$67]" office:value-type="float" office:value="0.0149253731343284">
            <text:p>0,015</text:p>
          </table:table-cell>
          <table:table-cell table:formula="of:=[.F31]*100" office:value-type="float" office:value="1.49253731343284">
            <text:p>1,493</text:p>
          </table:table-cell>
          <table:table-cell table:formula="of:=[.H30]+[.E31]" office:value-type="float" office:value="32">
            <text:p>32</text:p>
          </table:table-cell>
          <table:table-cell table:formula="of:=[.H31]/[.$E$67]" office:value-type="float" office:value="0.477611940298507">
            <text:p>0,48</text:p>
          </table:table-cell>
          <table:table-cell table:formula="of:=[.I31]*100" office:value-type="float" office:value="47.7611940298507">
            <text:p>47,76</text:p>
          </table:table-cell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/>
          <table:table-cell office:value-type="float" office:value="158">
            <text:p>158</text:p>
          </table:table-cell>
          <table:table-cell table:formula="of:=COUNTIF([.$B$2:.$B$68];&quot;=&quot;&amp;[.D32])" office:value-type="float" office:value="1">
            <text:p>1</text:p>
          </table:table-cell>
          <table:table-cell table:formula="of:=[.E32]/[.$E$67]" office:value-type="float" office:value="0.0149253731343284">
            <text:p>0,015</text:p>
          </table:table-cell>
          <table:table-cell table:formula="of:=[.F32]*100" office:value-type="float" office:value="1.49253731343284">
            <text:p>1,493</text:p>
          </table:table-cell>
          <table:table-cell table:formula="of:=[.H31]+[.E32]" office:value-type="float" office:value="33">
            <text:p>33</text:p>
          </table:table-cell>
          <table:table-cell table:formula="of:=[.H32]/[.$E$67]" office:value-type="float" office:value="0.492537313432836">
            <text:p>0,49</text:p>
          </table:table-cell>
          <table:table-cell table:formula="of:=[.I32]*100" office:value-type="float" office:value="49.2537313432836">
            <text:p>49,25</text:p>
          </table:table-cell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/>
          <table:table-cell table:style-name="ce9" office:value-type="float" office:value="164">
            <text:p>164</text:p>
          </table:table-cell>
          <table:table-cell table:formula="of:=COUNTIF([.$B$2:.$B$68];&quot;=&quot;&amp;[.D33])" office:value-type="float" office:value="1">
            <text:p>1</text:p>
          </table:table-cell>
          <table:table-cell table:formula="of:=[.E33]/[.$E$67]" office:value-type="float" office:value="0.0149253731343284">
            <text:p>0,015</text:p>
          </table:table-cell>
          <table:table-cell table:formula="of:=[.F33]*100" office:value-type="float" office:value="1.49253731343284">
            <text:p>1,493</text:p>
          </table:table-cell>
          <table:table-cell table:formula="of:=[.H32]+[.E33]" office:value-type="float" office:value="34">
            <text:p>34</text:p>
          </table:table-cell>
          <table:table-cell table:formula="of:=[.H33]/[.$E$67]" office:value-type="float" office:value="0.507462686567164">
            <text:p>0,51</text:p>
          </table:table-cell>
          <table:table-cell table:style-name="ce9" table:formula="of:=[.I33]*100" office:value-type="float" office:value="50.7462686567164">
            <text:p>50,75</text:p>
          </table:table-cell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/>
          <table:table-cell office:value-type="float" office:value="165">
            <text:p>165</text:p>
          </table:table-cell>
          <table:table-cell table:formula="of:=COUNTIF([.$B$2:.$B$68];&quot;=&quot;&amp;[.D34])" office:value-type="float" office:value="1">
            <text:p>1</text:p>
          </table:table-cell>
          <table:table-cell table:formula="of:=[.E34]/[.$E$67]" office:value-type="float" office:value="0.0149253731343284">
            <text:p>0,015</text:p>
          </table:table-cell>
          <table:table-cell table:formula="of:=[.F34]*100" office:value-type="float" office:value="1.49253731343284">
            <text:p>1,493</text:p>
          </table:table-cell>
          <table:table-cell table:formula="of:=[.H33]+[.E34]" office:value-type="float" office:value="35">
            <text:p>35</text:p>
          </table:table-cell>
          <table:table-cell table:formula="of:=[.H34]/[.$E$67]" office:value-type="float" office:value="0.522388059701493">
            <text:p>0,52</text:p>
          </table:table-cell>
          <table:table-cell table:formula="of:=[.I34]*100" office:value-type="float" office:value="52.2388059701493">
            <text:p>52,24</text:p>
          </table:table-cell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/>
          <table:table-cell office:value-type="float" office:value="190">
            <text:p>190</text:p>
          </table:table-cell>
          <table:table-cell table:formula="of:=COUNTIF([.$B$2:.$B$68];&quot;=&quot;&amp;[.D35])" office:value-type="float" office:value="1">
            <text:p>1</text:p>
          </table:table-cell>
          <table:table-cell table:formula="of:=[.E35]/[.$E$67]" office:value-type="float" office:value="0.0149253731343284">
            <text:p>0,015</text:p>
          </table:table-cell>
          <table:table-cell table:formula="of:=[.F35]*100" office:value-type="float" office:value="1.49253731343284">
            <text:p>1,493</text:p>
          </table:table-cell>
          <table:table-cell table:formula="of:=[.H34]+[.E35]" office:value-type="float" office:value="36">
            <text:p>36</text:p>
          </table:table-cell>
          <table:table-cell table:formula="of:=[.H35]/[.$E$67]" office:value-type="float" office:value="0.537313432835821">
            <text:p>0,54</text:p>
          </table:table-cell>
          <table:table-cell table:formula="of:=[.I35]*100" office:value-type="float" office:value="53.7313432835821">
            <text:p>53,73</text:p>
          </table:table-cell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/>
          <table:table-cell office:value-type="float" office:value="195">
            <text:p>195</text:p>
          </table:table-cell>
          <table:table-cell table:formula="of:=COUNTIF([.$B$2:.$B$68];&quot;=&quot;&amp;[.D36])" office:value-type="float" office:value="1">
            <text:p>1</text:p>
          </table:table-cell>
          <table:table-cell table:formula="of:=[.E36]/[.$E$67]" office:value-type="float" office:value="0.0149253731343284">
            <text:p>0,015</text:p>
          </table:table-cell>
          <table:table-cell table:formula="of:=[.F36]*100" office:value-type="float" office:value="1.49253731343284">
            <text:p>1,493</text:p>
          </table:table-cell>
          <table:table-cell table:formula="of:=[.H35]+[.E36]" office:value-type="float" office:value="37">
            <text:p>37</text:p>
          </table:table-cell>
          <table:table-cell table:formula="of:=[.H36]/[.$E$67]" office:value-type="float" office:value="0.552238805970149">
            <text:p>0,55</text:p>
          </table:table-cell>
          <table:table-cell table:formula="of:=[.I36]*100" office:value-type="float" office:value="55.2238805970149">
            <text:p>55,22</text:p>
          </table:table-cell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/>
          <table:table-cell office:value-type="float" office:value="199">
            <text:p>199</text:p>
          </table:table-cell>
          <table:table-cell table:formula="of:=COUNTIF([.$B$2:.$B$68];&quot;=&quot;&amp;[.D37])" office:value-type="float" office:value="1">
            <text:p>1</text:p>
          </table:table-cell>
          <table:table-cell table:formula="of:=[.E37]/[.$E$67]" office:value-type="float" office:value="0.0149253731343284">
            <text:p>0,015</text:p>
          </table:table-cell>
          <table:table-cell table:formula="of:=[.F37]*100" office:value-type="float" office:value="1.49253731343284">
            <text:p>1,493</text:p>
          </table:table-cell>
          <table:table-cell table:formula="of:=[.H36]+[.E37]" office:value-type="float" office:value="38">
            <text:p>38</text:p>
          </table:table-cell>
          <table:table-cell table:formula="of:=[.H37]/[.$E$67]" office:value-type="float" office:value="0.567164179104478">
            <text:p>0,57</text:p>
          </table:table-cell>
          <table:table-cell table:formula="of:=[.I37]*100" office:value-type="float" office:value="56.7164179104478">
            <text:p>56,72</text:p>
          </table:table-cell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/>
          <table:table-cell office:value-type="float" office:value="200">
            <text:p>200</text:p>
          </table:table-cell>
          <table:table-cell table:formula="of:=COUNTIF([.$B$2:.$B$68];&quot;=&quot;&amp;[.D38])" office:value-type="float" office:value="1">
            <text:p>1</text:p>
          </table:table-cell>
          <table:table-cell table:formula="of:=[.E38]/[.$E$67]" office:value-type="float" office:value="0.0149253731343284">
            <text:p>0,015</text:p>
          </table:table-cell>
          <table:table-cell table:formula="of:=[.F38]*100" office:value-type="float" office:value="1.49253731343284">
            <text:p>1,493</text:p>
          </table:table-cell>
          <table:table-cell table:formula="of:=[.H37]+[.E38]" office:value-type="float" office:value="39">
            <text:p>39</text:p>
          </table:table-cell>
          <table:table-cell table:formula="of:=[.H38]/[.$E$67]" office:value-type="float" office:value="0.582089552238806">
            <text:p>0,58</text:p>
          </table:table-cell>
          <table:table-cell table:formula="of:=[.I38]*100" office:value-type="float" office:value="58.2089552238806">
            <text:p>58,21</text:p>
          </table:table-cell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/>
          <table:table-cell office:value-type="float" office:value="226">
            <text:p>226</text:p>
          </table:table-cell>
          <table:table-cell table:formula="of:=COUNTIF([.$B$2:.$B$68];&quot;=&quot;&amp;[.D39])" office:value-type="float" office:value="1">
            <text:p>1</text:p>
          </table:table-cell>
          <table:table-cell table:formula="of:=[.E39]/[.$E$67]" office:value-type="float" office:value="0.0149253731343284">
            <text:p>0,015</text:p>
          </table:table-cell>
          <table:table-cell table:formula="of:=[.F39]*100" office:value-type="float" office:value="1.49253731343284">
            <text:p>1,493</text:p>
          </table:table-cell>
          <table:table-cell table:formula="of:=[.H38]+[.E39]" office:value-type="float" office:value="40">
            <text:p>40</text:p>
          </table:table-cell>
          <table:table-cell table:formula="of:=[.H39]/[.$E$67]" office:value-type="float" office:value="0.597014925373134">
            <text:p>0,6</text:p>
          </table:table-cell>
          <table:table-cell table:formula="of:=[.I39]*100" office:value-type="float" office:value="59.7014925373134">
            <text:p>59,7</text:p>
          </table:table-cell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/>
          <table:table-cell office:value-type="float" office:value="248">
            <text:p>248</text:p>
          </table:table-cell>
          <table:table-cell table:formula="of:=COUNTIF([.$B$2:.$B$68];&quot;=&quot;&amp;[.D40])" office:value-type="float" office:value="1">
            <text:p>1</text:p>
          </table:table-cell>
          <table:table-cell table:formula="of:=[.E40]/[.$E$67]" office:value-type="float" office:value="0.0149253731343284">
            <text:p>0,015</text:p>
          </table:table-cell>
          <table:table-cell table:formula="of:=[.F40]*100" office:value-type="float" office:value="1.49253731343284">
            <text:p>1,493</text:p>
          </table:table-cell>
          <table:table-cell table:formula="of:=[.H39]+[.E40]" office:value-type="float" office:value="41">
            <text:p>41</text:p>
          </table:table-cell>
          <table:table-cell table:formula="of:=[.H40]/[.$E$67]" office:value-type="float" office:value="0.611940298507463">
            <text:p>0,61</text:p>
          </table:table-cell>
          <table:table-cell table:formula="of:=[.I40]*100" office:value-type="float" office:value="61.1940298507463">
            <text:p>61,19</text:p>
          </table:table-cell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/>
          <table:table-cell office:value-type="float" office:value="265">
            <text:p>265</text:p>
          </table:table-cell>
          <table:table-cell table:formula="of:=COUNTIF([.$B$2:.$B$68];&quot;=&quot;&amp;[.D41])" office:value-type="float" office:value="1">
            <text:p>1</text:p>
          </table:table-cell>
          <table:table-cell table:formula="of:=[.E41]/[.$E$67]" office:value-type="float" office:value="0.0149253731343284">
            <text:p>0,015</text:p>
          </table:table-cell>
          <table:table-cell table:formula="of:=[.F41]*100" office:value-type="float" office:value="1.49253731343284">
            <text:p>1,493</text:p>
          </table:table-cell>
          <table:table-cell table:formula="of:=[.H40]+[.E41]" office:value-type="float" office:value="42">
            <text:p>42</text:p>
          </table:table-cell>
          <table:table-cell table:formula="of:=[.H41]/[.$E$67]" office:value-type="float" office:value="0.626865671641791">
            <text:p>0,63</text:p>
          </table:table-cell>
          <table:table-cell table:formula="of:=[.I41]*100" office:value-type="float" office:value="62.6865671641791">
            <text:p>62,69</text:p>
          </table:table-cell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/>
          <table:table-cell office:value-type="float" office:value="321">
            <text:p>321</text:p>
          </table:table-cell>
          <table:table-cell table:formula="of:=COUNTIF([.$B$2:.$B$68];&quot;=&quot;&amp;[.D42])" office:value-type="float" office:value="1">
            <text:p>1</text:p>
          </table:table-cell>
          <table:table-cell table:formula="of:=[.E42]/[.$E$67]" office:value-type="float" office:value="0.0149253731343284">
            <text:p>0,015</text:p>
          </table:table-cell>
          <table:table-cell table:formula="of:=[.F42]*100" office:value-type="float" office:value="1.49253731343284">
            <text:p>1,493</text:p>
          </table:table-cell>
          <table:table-cell table:formula="of:=[.H41]+[.E42]" office:value-type="float" office:value="43">
            <text:p>43</text:p>
          </table:table-cell>
          <table:table-cell table:formula="of:=[.H42]/[.$E$67]" office:value-type="float" office:value="0.641791044776119">
            <text:p>0,64</text:p>
          </table:table-cell>
          <table:table-cell table:formula="of:=[.I42]*100" office:value-type="float" office:value="64.1791044776119">
            <text:p>64,18</text:p>
          </table:table-cell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/>
          <table:table-cell office:value-type="float" office:value="339">
            <text:p>339</text:p>
          </table:table-cell>
          <table:table-cell table:formula="of:=COUNTIF([.$B$2:.$B$68];&quot;=&quot;&amp;[.D43])" office:value-type="float" office:value="1">
            <text:p>1</text:p>
          </table:table-cell>
          <table:table-cell table:formula="of:=[.E43]/[.$E$67]" office:value-type="float" office:value="0.0149253731343284">
            <text:p>0,015</text:p>
          </table:table-cell>
          <table:table-cell table:formula="of:=[.F43]*100" office:value-type="float" office:value="1.49253731343284">
            <text:p>1,493</text:p>
          </table:table-cell>
          <table:table-cell table:formula="of:=[.H42]+[.E43]" office:value-type="float" office:value="44">
            <text:p>44</text:p>
          </table:table-cell>
          <table:table-cell table:formula="of:=[.H43]/[.$E$67]" office:value-type="float" office:value="0.656716417910448">
            <text:p>0,66</text:p>
          </table:table-cell>
          <table:table-cell table:formula="of:=[.I43]*100" office:value-type="float" office:value="65.6716417910448">
            <text:p>65,67</text:p>
          </table:table-cell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/>
          <table:table-cell office:value-type="float" office:value="345">
            <text:p>345</text:p>
          </table:table-cell>
          <table:table-cell table:formula="of:=COUNTIF([.$B$2:.$B$68];&quot;=&quot;&amp;[.D44])" office:value-type="float" office:value="1">
            <text:p>1</text:p>
          </table:table-cell>
          <table:table-cell table:formula="of:=[.E44]/[.$E$67]" office:value-type="float" office:value="0.0149253731343284">
            <text:p>0,015</text:p>
          </table:table-cell>
          <table:table-cell table:formula="of:=[.F44]*100" office:value-type="float" office:value="1.49253731343284">
            <text:p>1,493</text:p>
          </table:table-cell>
          <table:table-cell table:formula="of:=[.H43]+[.E44]" office:value-type="float" office:value="45">
            <text:p>45</text:p>
          </table:table-cell>
          <table:table-cell table:formula="of:=[.H44]/[.$E$67]" office:value-type="float" office:value="0.671641791044776">
            <text:p>0,67</text:p>
          </table:table-cell>
          <table:table-cell table:formula="of:=[.I44]*100" office:value-type="float" office:value="67.1641791044776">
            <text:p>67,16</text:p>
          </table:table-cell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/>
          <table:table-cell office:value-type="float" office:value="380">
            <text:p>380</text:p>
          </table:table-cell>
          <table:table-cell table:formula="of:=COUNTIF([.$B$2:.$B$68];&quot;=&quot;&amp;[.D45])" office:value-type="float" office:value="1">
            <text:p>1</text:p>
          </table:table-cell>
          <table:table-cell table:formula="of:=[.E45]/[.$E$67]" office:value-type="float" office:value="0.0149253731343284">
            <text:p>0,015</text:p>
          </table:table-cell>
          <table:table-cell table:formula="of:=[.F45]*100" office:value-type="float" office:value="1.49253731343284">
            <text:p>1,493</text:p>
          </table:table-cell>
          <table:table-cell table:formula="of:=[.H44]+[.E45]" office:value-type="float" office:value="46">
            <text:p>46</text:p>
          </table:table-cell>
          <table:table-cell table:formula="of:=[.H45]/[.$E$67]" office:value-type="float" office:value="0.686567164179104">
            <text:p>0,69</text:p>
          </table:table-cell>
          <table:table-cell table:formula="of:=[.I45]*100" office:value-type="float" office:value="68.6567164179104">
            <text:p>68,66</text:p>
          </table:table-cell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/>
          <table:table-cell office:value-type="float" office:value="400">
            <text:p>400</text:p>
          </table:table-cell>
          <table:table-cell table:formula="of:=COUNTIF([.$B$2:.$B$68];&quot;=&quot;&amp;[.D46])" office:value-type="float" office:value="1">
            <text:p>1</text:p>
          </table:table-cell>
          <table:table-cell table:formula="of:=[.E46]/[.$E$67]" office:value-type="float" office:value="0.0149253731343284">
            <text:p>0,015</text:p>
          </table:table-cell>
          <table:table-cell table:formula="of:=[.F46]*100" office:value-type="float" office:value="1.49253731343284">
            <text:p>1,493</text:p>
          </table:table-cell>
          <table:table-cell table:formula="of:=[.H45]+[.E46]" office:value-type="float" office:value="47">
            <text:p>47</text:p>
          </table:table-cell>
          <table:table-cell table:formula="of:=[.H46]/[.$E$67]" office:value-type="float" office:value="0.701492537313433">
            <text:p>0,7</text:p>
          </table:table-cell>
          <table:table-cell table:formula="of:=[.I46]*100" office:value-type="float" office:value="70.1492537313433">
            <text:p>70,15</text:p>
          </table:table-cell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/>
          <table:table-cell office:value-type="float" office:value="437">
            <text:p>437</text:p>
          </table:table-cell>
          <table:table-cell table:formula="of:=COUNTIF([.$B$2:.$B$68];&quot;=&quot;&amp;[.D47])" office:value-type="float" office:value="1">
            <text:p>1</text:p>
          </table:table-cell>
          <table:table-cell table:formula="of:=[.E47]/[.$E$67]" office:value-type="float" office:value="0.0149253731343284">
            <text:p>0,015</text:p>
          </table:table-cell>
          <table:table-cell table:formula="of:=[.F47]*100" office:value-type="float" office:value="1.49253731343284">
            <text:p>1,493</text:p>
          </table:table-cell>
          <table:table-cell table:formula="of:=[.H46]+[.E47]" office:value-type="float" office:value="48">
            <text:p>48</text:p>
          </table:table-cell>
          <table:table-cell table:formula="of:=[.H47]/[.$E$67]" office:value-type="float" office:value="0.716417910447761">
            <text:p>0,72</text:p>
          </table:table-cell>
          <table:table-cell table:formula="of:=[.I47]*100" office:value-type="float" office:value="71.6417910447761">
            <text:p>71,64</text:p>
          </table:table-cell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/>
          <table:table-cell office:value-type="float" office:value="447">
            <text:p>447</text:p>
          </table:table-cell>
          <table:table-cell table:formula="of:=COUNTIF([.$B$2:.$B$68];&quot;=&quot;&amp;[.D48])" office:value-type="float" office:value="1">
            <text:p>1</text:p>
          </table:table-cell>
          <table:table-cell table:formula="of:=[.E48]/[.$E$67]" office:value-type="float" office:value="0.0149253731343284">
            <text:p>0,015</text:p>
          </table:table-cell>
          <table:table-cell table:formula="of:=[.F48]*100" office:value-type="float" office:value="1.49253731343284">
            <text:p>1,493</text:p>
          </table:table-cell>
          <table:table-cell table:formula="of:=[.H47]+[.E48]" office:value-type="float" office:value="49">
            <text:p>49</text:p>
          </table:table-cell>
          <table:table-cell table:formula="of:=[.H48]/[.$E$67]" office:value-type="float" office:value="0.73134328358209">
            <text:p>0,73</text:p>
          </table:table-cell>
          <table:table-cell table:formula="of:=[.I48]*100" office:value-type="float" office:value="73.134328358209">
            <text:p>73,13</text:p>
          </table:table-cell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/>
          <table:table-cell office:value-type="float" office:value="449">
            <text:p>449</text:p>
          </table:table-cell>
          <table:table-cell table:formula="of:=COUNTIF([.$B$2:.$B$68];&quot;=&quot;&amp;[.D49])" office:value-type="float" office:value="1">
            <text:p>1</text:p>
          </table:table-cell>
          <table:table-cell table:formula="of:=[.E49]/[.$E$67]" office:value-type="float" office:value="0.0149253731343284">
            <text:p>0,015</text:p>
          </table:table-cell>
          <table:table-cell table:formula="of:=[.F49]*100" office:value-type="float" office:value="1.49253731343284">
            <text:p>1,493</text:p>
          </table:table-cell>
          <table:table-cell table:formula="of:=[.H48]+[.E49]" office:value-type="float" office:value="50">
            <text:p>50</text:p>
          </table:table-cell>
          <table:table-cell table:formula="of:=[.H49]/[.$E$67]" office:value-type="float" office:value="0.746268656716418">
            <text:p>0,75</text:p>
          </table:table-cell>
          <table:table-cell table:formula="of:=[.I49]*100" office:value-type="float" office:value="74.6268656716418">
            <text:p>74,63</text:p>
          </table:table-cell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/>
          <table:table-cell table:style-name="ce9" office:value-type="float" office:value="451">
            <text:p>451</text:p>
          </table:table-cell>
          <table:table-cell table:formula="of:=COUNTIF([.$B$2:.$B$68];&quot;=&quot;&amp;[.D50])" office:value-type="float" office:value="1">
            <text:p>1</text:p>
          </table:table-cell>
          <table:table-cell table:formula="of:=[.E50]/[.$E$67]" office:value-type="float" office:value="0.0149253731343284">
            <text:p>0,015</text:p>
          </table:table-cell>
          <table:table-cell table:formula="of:=[.F50]*100" office:value-type="float" office:value="1.49253731343284">
            <text:p>1,493</text:p>
          </table:table-cell>
          <table:table-cell table:formula="of:=[.H49]+[.E50]" office:value-type="float" office:value="51">
            <text:p>51</text:p>
          </table:table-cell>
          <table:table-cell table:formula="of:=[.H50]/[.$E$67]" office:value-type="float" office:value="0.761194029850746">
            <text:p>0,76</text:p>
          </table:table-cell>
          <table:table-cell table:style-name="ce9" table:formula="of:=[.I50]*100" office:value-type="float" office:value="76.1194029850746">
            <text:p>76,12</text:p>
          </table:table-cell>
        </table:table-row>
        <table:table-row table:style-name="ro1">
          <table:table-cell office:value-type="string">
            <text:p>Alndratx</text:p>
          </table:table-cell>
          <table:table-cell office:value-type="float" office:value="449">
            <text:p>449</text:p>
          </table:table-cell>
          <table:table-cell/>
          <table:table-cell office:value-type="float" office:value="523">
            <text:p>523</text:p>
          </table:table-cell>
          <table:table-cell table:formula="of:=COUNTIF([.$B$2:.$B$68];&quot;=&quot;&amp;[.D51])" office:value-type="float" office:value="1">
            <text:p>1</text:p>
          </table:table-cell>
          <table:table-cell table:formula="of:=[.E51]/[.$E$67]" office:value-type="float" office:value="0.0149253731343284">
            <text:p>0,015</text:p>
          </table:table-cell>
          <table:table-cell table:formula="of:=[.F51]*100" office:value-type="float" office:value="1.49253731343284">
            <text:p>1,493</text:p>
          </table:table-cell>
          <table:table-cell table:formula="of:=[.H50]+[.E51]" office:value-type="float" office:value="52">
            <text:p>52</text:p>
          </table:table-cell>
          <table:table-cell table:formula="of:=[.H51]/[.$E$67]" office:value-type="float" office:value="0.776119402985075">
            <text:p>0,78</text:p>
          </table:table-cell>
          <table:table-cell table:formula="of:=[.I51]*100" office:value-type="float" office:value="77.6119402985075">
            <text:p>77,61</text:p>
          </table:table-cell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/>
          <table:table-cell office:value-type="float" office:value="615">
            <text:p>615</text:p>
          </table:table-cell>
          <table:table-cell table:formula="of:=COUNTIF([.$B$2:.$B$68];&quot;=&quot;&amp;[.D52])" office:value-type="float" office:value="1">
            <text:p>1</text:p>
          </table:table-cell>
          <table:table-cell table:formula="of:=[.E52]/[.$E$67]" office:value-type="float" office:value="0.0149253731343284">
            <text:p>0,015</text:p>
          </table:table-cell>
          <table:table-cell table:formula="of:=[.F52]*100" office:value-type="float" office:value="1.49253731343284">
            <text:p>1,493</text:p>
          </table:table-cell>
          <table:table-cell table:formula="of:=[.H51]+[.E52]" office:value-type="float" office:value="53">
            <text:p>53</text:p>
          </table:table-cell>
          <table:table-cell table:formula="of:=[.H52]/[.$E$67]" office:value-type="float" office:value="0.791044776119403">
            <text:p>0,79</text:p>
          </table:table-cell>
          <table:table-cell table:formula="of:=[.I52]*100" office:value-type="float" office:value="79.1044776119403">
            <text:p>79,1</text:p>
          </table:table-cell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/>
          <table:table-cell office:value-type="float" office:value="645">
            <text:p>645</text:p>
          </table:table-cell>
          <table:table-cell table:formula="of:=COUNTIF([.$B$2:.$B$68];&quot;=&quot;&amp;[.D53])" office:value-type="float" office:value="1">
            <text:p>1</text:p>
          </table:table-cell>
          <table:table-cell table:formula="of:=[.E53]/[.$E$67]" office:value-type="float" office:value="0.0149253731343284">
            <text:p>0,015</text:p>
          </table:table-cell>
          <table:table-cell table:formula="of:=[.F53]*100" office:value-type="float" office:value="1.49253731343284">
            <text:p>1,493</text:p>
          </table:table-cell>
          <table:table-cell table:formula="of:=[.H52]+[.E53]" office:value-type="float" office:value="54">
            <text:p>54</text:p>
          </table:table-cell>
          <table:table-cell table:formula="of:=[.H53]/[.$E$67]" office:value-type="float" office:value="0.805970149253731">
            <text:p>0,81</text:p>
          </table:table-cell>
          <table:table-cell table:formula="of:=[.I53]*100" office:value-type="float" office:value="80.5970149253731">
            <text:p>80,6</text:p>
          </table:table-cell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/>
          <table:table-cell office:value-type="float" office:value="658">
            <text:p>658</text:p>
          </table:table-cell>
          <table:table-cell table:formula="of:=COUNTIF([.$B$2:.$B$68];&quot;=&quot;&amp;[.D54])" office:value-type="float" office:value="1">
            <text:p>1</text:p>
          </table:table-cell>
          <table:table-cell table:formula="of:=[.E54]/[.$E$67]" office:value-type="float" office:value="0.0149253731343284">
            <text:p>0,015</text:p>
          </table:table-cell>
          <table:table-cell table:formula="of:=[.F54]*100" office:value-type="float" office:value="1.49253731343284">
            <text:p>1,493</text:p>
          </table:table-cell>
          <table:table-cell table:formula="of:=[.H53]+[.E54]" office:value-type="float" office:value="55">
            <text:p>55</text:p>
          </table:table-cell>
          <table:table-cell table:formula="of:=[.H54]/[.$E$67]" office:value-type="float" office:value="0.82089552238806">
            <text:p>0,82</text:p>
          </table:table-cell>
          <table:table-cell table:formula="of:=[.I54]*100" office:value-type="float" office:value="82.089552238806">
            <text:p>82,09</text:p>
          </table:table-cell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/>
          <table:table-cell office:value-type="float" office:value="673">
            <text:p>673</text:p>
          </table:table-cell>
          <table:table-cell table:formula="of:=COUNTIF([.$B$2:.$B$68];&quot;=&quot;&amp;[.D55])" office:value-type="float" office:value="1">
            <text:p>1</text:p>
          </table:table-cell>
          <table:table-cell table:formula="of:=[.E55]/[.$E$67]" office:value-type="float" office:value="0.0149253731343284">
            <text:p>0,015</text:p>
          </table:table-cell>
          <table:table-cell table:formula="of:=[.F55]*100" office:value-type="float" office:value="1.49253731343284">
            <text:p>1,493</text:p>
          </table:table-cell>
          <table:table-cell table:formula="of:=[.H54]+[.E55]" office:value-type="float" office:value="56">
            <text:p>56</text:p>
          </table:table-cell>
          <table:table-cell table:formula="of:=[.H55]/[.$E$67]" office:value-type="float" office:value="0.835820895522388">
            <text:p>0,84</text:p>
          </table:table-cell>
          <table:table-cell table:formula="of:=[.I55]*100" office:value-type="float" office:value="83.5820895522388">
            <text:p>83,58</text:p>
          </table:table-cell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/>
          <table:table-cell office:value-type="float" office:value="710">
            <text:p>710</text:p>
          </table:table-cell>
          <table:table-cell table:formula="of:=COUNTIF([.$B$2:.$B$68];&quot;=&quot;&amp;[.D56])" office:value-type="float" office:value="1">
            <text:p>1</text:p>
          </table:table-cell>
          <table:table-cell table:formula="of:=[.E56]/[.$E$67]" office:value-type="float" office:value="0.0149253731343284">
            <text:p>0,015</text:p>
          </table:table-cell>
          <table:table-cell table:formula="of:=[.F56]*100" office:value-type="float" office:value="1.49253731343284">
            <text:p>1,493</text:p>
          </table:table-cell>
          <table:table-cell table:formula="of:=[.H55]+[.E56]" office:value-type="float" office:value="57">
            <text:p>57</text:p>
          </table:table-cell>
          <table:table-cell table:formula="of:=[.H56]/[.$E$67]" office:value-type="float" office:value="0.850746268656716">
            <text:p>0,85</text:p>
          </table:table-cell>
          <table:table-cell table:formula="of:=[.I56]*100" office:value-type="float" office:value="85.0746268656716">
            <text:p>85,07</text:p>
          </table:table-cell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/>
          <table:table-cell office:value-type="float" office:value="785">
            <text:p>785</text:p>
          </table:table-cell>
          <table:table-cell table:formula="of:=COUNTIF([.$B$2:.$B$68];&quot;=&quot;&amp;[.D57])" office:value-type="float" office:value="1">
            <text:p>1</text:p>
          </table:table-cell>
          <table:table-cell table:formula="of:=[.E57]/[.$E$67]" office:value-type="float" office:value="0.0149253731343284">
            <text:p>0,015</text:p>
          </table:table-cell>
          <table:table-cell table:formula="of:=[.F57]*100" office:value-type="float" office:value="1.49253731343284">
            <text:p>1,493</text:p>
          </table:table-cell>
          <table:table-cell table:formula="of:=[.H56]+[.E57]" office:value-type="float" office:value="58">
            <text:p>58</text:p>
          </table:table-cell>
          <table:table-cell table:formula="of:=[.H57]/[.$E$67]" office:value-type="float" office:value="0.865671641791045">
            <text:p>0,87</text:p>
          </table:table-cell>
          <table:table-cell table:formula="of:=[.I57]*100" office:value-type="float" office:value="86.5671641791045">
            <text:p>86,57</text:p>
          </table:table-cell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/>
          <table:table-cell office:value-type="float" office:value="863">
            <text:p>863</text:p>
          </table:table-cell>
          <table:table-cell table:formula="of:=COUNTIF([.$B$2:.$B$68];&quot;=&quot;&amp;[.D58])" office:value-type="float" office:value="1">
            <text:p>1</text:p>
          </table:table-cell>
          <table:table-cell table:formula="of:=[.E58]/[.$E$67]" office:value-type="float" office:value="0.0149253731343284">
            <text:p>0,015</text:p>
          </table:table-cell>
          <table:table-cell table:formula="of:=[.F58]*100" office:value-type="float" office:value="1.49253731343284">
            <text:p>1,493</text:p>
          </table:table-cell>
          <table:table-cell table:formula="of:=[.H57]+[.E58]" office:value-type="float" office:value="59">
            <text:p>59</text:p>
          </table:table-cell>
          <table:table-cell table:formula="of:=[.H58]/[.$E$67]" office:value-type="float" office:value="0.880597014925373">
            <text:p>0,88</text:p>
          </table:table-cell>
          <table:table-cell table:formula="of:=[.I58]*100" office:value-type="float" office:value="88.0597014925373">
            <text:p>88,06</text:p>
          </table:table-cell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/>
          <table:table-cell office:value-type="float" office:value="898">
            <text:p>898</text:p>
          </table:table-cell>
          <table:table-cell table:formula="of:=COUNTIF([.$B$2:.$B$68];&quot;=&quot;&amp;[.D59])" office:value-type="float" office:value="1">
            <text:p>1</text:p>
          </table:table-cell>
          <table:table-cell table:formula="of:=[.E59]/[.$E$67]" office:value-type="float" office:value="0.0149253731343284">
            <text:p>0,015</text:p>
          </table:table-cell>
          <table:table-cell table:formula="of:=[.F59]*100" office:value-type="float" office:value="1.49253731343284">
            <text:p>1,493</text:p>
          </table:table-cell>
          <table:table-cell table:formula="of:=[.H58]+[.E59]" office:value-type="float" office:value="60">
            <text:p>60</text:p>
          </table:table-cell>
          <table:table-cell table:formula="of:=[.H59]/[.$E$67]" office:value-type="float" office:value="0.895522388059701">
            <text:p>0,9</text:p>
          </table:table-cell>
          <table:table-cell table:formula="of:=[.I59]*100" office:value-type="float" office:value="89.5522388059701">
            <text:p>89,55</text:p>
          </table:table-cell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/>
          <table:table-cell office:value-type="float" office:value="1065">
            <text:p>1065</text:p>
          </table:table-cell>
          <table:table-cell table:formula="of:=COUNTIF([.$B$2:.$B$68];&quot;=&quot;&amp;[.D60])" office:value-type="float" office:value="1">
            <text:p>1</text:p>
          </table:table-cell>
          <table:table-cell table:formula="of:=[.E60]/[.$E$67]" office:value-type="float" office:value="0.0149253731343284">
            <text:p>0,015</text:p>
          </table:table-cell>
          <table:table-cell table:formula="of:=[.F60]*100" office:value-type="float" office:value="1.49253731343284">
            <text:p>1,493</text:p>
          </table:table-cell>
          <table:table-cell table:formula="of:=[.H59]+[.E60]" office:value-type="float" office:value="61">
            <text:p>61</text:p>
          </table:table-cell>
          <table:table-cell table:formula="of:=[.H60]/[.$E$67]" office:value-type="float" office:value="0.91044776119403">
            <text:p>0,91</text:p>
          </table:table-cell>
          <table:table-cell table:formula="of:=[.I60]*100" office:value-type="float" office:value="91.044776119403">
            <text:p>91,04</text:p>
          </table:table-cell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/>
          <table:table-cell office:value-type="float" office:value="1187">
            <text:p>1187</text:p>
          </table:table-cell>
          <table:table-cell table:formula="of:=COUNTIF([.$B$2:.$B$68];&quot;=&quot;&amp;[.D61])" office:value-type="float" office:value="1">
            <text:p>1</text:p>
          </table:table-cell>
          <table:table-cell table:formula="of:=[.E61]/[.$E$67]" office:value-type="float" office:value="0.0149253731343284">
            <text:p>0,015</text:p>
          </table:table-cell>
          <table:table-cell table:formula="of:=[.F61]*100" office:value-type="float" office:value="1.49253731343284">
            <text:p>1,493</text:p>
          </table:table-cell>
          <table:table-cell table:formula="of:=[.H60]+[.E61]" office:value-type="float" office:value="62">
            <text:p>62</text:p>
          </table:table-cell>
          <table:table-cell table:formula="of:=[.H61]/[.$E$67]" office:value-type="float" office:value="0.925373134328358">
            <text:p>0,93</text:p>
          </table:table-cell>
          <table:table-cell table:formula="of:=[.I61]*100" office:value-type="float" office:value="92.5373134328358">
            <text:p>92,54</text:p>
          </table:table-cell>
        </table:table-row>
        <table:table-row table:style-name="ro1">
          <table:table-cell office:value-type="string">
            <text:p>Ciuadella de Menorca</text:p>
          </table:table-cell>
          <table:table-cell office:value-type="float" office:value="1065">
            <text:p>1065</text:p>
          </table:table-cell>
          <table:table-cell/>
          <table:table-cell office:value-type="float" office:value="1315">
            <text:p>1315</text:p>
          </table:table-cell>
          <table:table-cell table:formula="of:=COUNTIF([.$B$2:.$B$68];&quot;=&quot;&amp;[.D62])" office:value-type="float" office:value="1">
            <text:p>1</text:p>
          </table:table-cell>
          <table:table-cell table:formula="of:=[.E62]/[.$E$67]" office:value-type="float" office:value="0.0149253731343284">
            <text:p>0,015</text:p>
          </table:table-cell>
          <table:table-cell table:formula="of:=[.F62]*100" office:value-type="float" office:value="1.49253731343284">
            <text:p>1,493</text:p>
          </table:table-cell>
          <table:table-cell table:formula="of:=[.H61]+[.E62]" office:value-type="float" office:value="63">
            <text:p>63</text:p>
          </table:table-cell>
          <table:table-cell table:formula="of:=[.H62]/[.$E$67]" office:value-type="float" office:value="0.940298507462687">
            <text:p>0,94</text:p>
          </table:table-cell>
          <table:table-cell table:formula="of:=[.I62]*100" office:value-type="float" office:value="94.0298507462687">
            <text:p>94,03</text:p>
          </table:table-cell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/>
          <table:table-cell office:value-type="float" office:value="1364">
            <text:p>1364</text:p>
          </table:table-cell>
          <table:table-cell table:formula="of:=COUNTIF([.$B$2:.$B$68];&quot;=&quot;&amp;[.D63])" office:value-type="float" office:value="1">
            <text:p>1</text:p>
          </table:table-cell>
          <table:table-cell table:formula="of:=[.E63]/[.$E$67]" office:value-type="float" office:value="0.0149253731343284">
            <text:p>0,015</text:p>
          </table:table-cell>
          <table:table-cell table:formula="of:=[.F63]*100" office:value-type="float" office:value="1.49253731343284">
            <text:p>1,493</text:p>
          </table:table-cell>
          <table:table-cell table:formula="of:=[.H62]+[.E63]" office:value-type="float" office:value="64">
            <text:p>64</text:p>
          </table:table-cell>
          <table:table-cell table:formula="of:=[.H63]/[.$E$67]" office:value-type="float" office:value="0.955223880597015">
            <text:p>0,96</text:p>
          </table:table-cell>
          <table:table-cell table:formula="of:=[.I63]*100" office:value-type="float" office:value="95.5223880597015">
            <text:p>95,52</text:p>
          </table:table-cell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/>
          <table:table-cell office:value-type="float" office:value="2080">
            <text:p>2080</text:p>
          </table:table-cell>
          <table:table-cell table:formula="of:=COUNTIF([.$B$2:.$B$68];&quot;=&quot;&amp;[.D64])" office:value-type="float" office:value="1">
            <text:p>1</text:p>
          </table:table-cell>
          <table:table-cell table:formula="of:=[.E64]/[.$E$67]" office:value-type="float" office:value="0.0149253731343284">
            <text:p>0,015</text:p>
          </table:table-cell>
          <table:table-cell table:formula="of:=[.F64]*100" office:value-type="float" office:value="1.49253731343284">
            <text:p>1,493</text:p>
          </table:table-cell>
          <table:table-cell table:formula="of:=[.H63]+[.E64]" office:value-type="float" office:value="65">
            <text:p>65</text:p>
          </table:table-cell>
          <table:table-cell table:formula="of:=[.H64]/[.$E$67]" office:value-type="float" office:value="0.970149253731343">
            <text:p>0,97</text:p>
          </table:table-cell>
          <table:table-cell table:formula="of:=[.I64]*100" office:value-type="float" office:value="97.0149253731343">
            <text:p>97,01</text:p>
          </table:table-cell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/>
          <table:table-cell office:value-type="float" office:value="2374">
            <text:p>2374</text:p>
          </table:table-cell>
          <table:table-cell table:formula="of:=COUNTIF([.$B$2:.$B$68];&quot;=&quot;&amp;[.D65])" office:value-type="float" office:value="1">
            <text:p>1</text:p>
          </table:table-cell>
          <table:table-cell table:formula="of:=[.E65]/[.$E$67]" office:value-type="float" office:value="0.0149253731343284">
            <text:p>0,015</text:p>
          </table:table-cell>
          <table:table-cell table:formula="of:=[.F65]*100" office:value-type="float" office:value="1.49253731343284">
            <text:p>1,493</text:p>
          </table:table-cell>
          <table:table-cell table:formula="of:=[.H64]+[.E65]" office:value-type="float" office:value="66">
            <text:p>66</text:p>
          </table:table-cell>
          <table:table-cell table:formula="of:=[.H65]/[.$E$67]" office:value-type="float" office:value="0.985074626865672">
            <text:p>0,99</text:p>
          </table:table-cell>
          <table:table-cell table:formula="of:=[.I65]*100" office:value-type="float" office:value="98.5074626865672">
            <text:p>98,51</text:p>
          </table:table-cell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/>
          <table:table-cell office:value-type="float" office:value="14541">
            <text:p>14541</text:p>
          </table:table-cell>
          <table:table-cell table:formula="of:=COUNTIF([.$B$2:.$B$68];&quot;=&quot;&amp;[.D66])" office:value-type="float" office:value="1">
            <text:p>1</text:p>
          </table:table-cell>
          <table:table-cell table:formula="of:=[.E66]/[.$E$67]" office:value-type="float" office:value="0.0149253731343284">
            <text:p>0,015</text:p>
          </table:table-cell>
          <table:table-cell table:formula="of:=[.F66]*100" office:value-type="float" office:value="1.49253731343284">
            <text:p>1,493</text:p>
          </table:table-cell>
          <table:table-cell table:formula="of:=[.H65]+[.E66]" office:value-type="float" office:value="67">
            <text:p>67</text:p>
          </table:table-cell>
          <table:table-cell table:formula="of:=[.H66]/[.$E$67]" office:value-type="float" office:value="1">
            <text:p>1</text:p>
          </table:table-cell>
          <table:table-cell table:formula="of:=[.I66]*100" office:value-type="float" office:value="100">
            <text:p>100</text:p>
          </table:table-cell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/>
          <table:table-cell table:style-name="ce39" office:value-type="string">
            <text:p>SUMA</text:p>
          </table:table-cell>
          <table:table-cell table:style-name="ce18" table:formula="of:=SUM([.E2:.E66])" office:value-type="float" office:value="67">
            <text:p>67</text:p>
          </table:table-cell>
          <table:table-cell table:style-name="ce38" table:number-columns-repeated="2"/>
          <table:table-cell table:style-name="Default" table:number-columns-repeated="3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/>
          <table:table-cell table:style-name="Default" table:number-columns-repeated="2"/>
          <table:table-cell table:style-name="ce38" table:number-columns-repeated="2"/>
          <table:table-cell table:style-name="Default" table:number-columns-repeated="3"/>
        </table:table-row>
        <table:table-row table:style-name="ro1">
          <table:table-cell table:style-name="ce37" office:value-type="string">
            <text:p>SUMA</text:p>
          </table:table-cell>
          <table:table-cell table:style-name="ce37" office:value-type="float" office:value="37931">
            <text:p>37931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style-name="ce40" office:value-type="string">
            <text:p>Moda =</text:p>
          </table:table-cell>
          <table:table-cell table:style-name="ce42" office:value-type="float" office:value="116">
            <text:p>116</text:p>
          </table:table-cell>
          <table:table-cell table:style-name="ce42" office:value-type="string" table:number-columns-spanned="3" table:number-rows-spanned="1">
            <text:p>Máxima frecuencia absoluta = 3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6">
          <table:table-cell table:style-name="Default"/>
          <table:table-cell/>
          <table:table-cell table:style-name="Default"/>
          <table:table-cell table:style-name="ce41" office:value-type="string">
            <text:p>Mediana =</text:p>
          </table:table-cell>
          <table:table-cell table:style-name="ce42" office:value-type="float" office:value="164">
            <text:p>164</text:p>
          </table:table-cell>
          <table:table-cell table:style-name="ce43" office:value-type="string" table:number-columns-spanned="3" table:number-rows-spanned="1">
            <text:p>Porcentaje acumulado <text:span text:style-name="T1">≥ 50%</text:span>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style-name="ce41" office:value-type="string">
            <text:p>Media =</text:p>
          </table:table-cell>
          <table:table-cell table:style-name="ce42" table:formula="of:=SUMPRODUCT([.D2:.D66];[.E2:.E66])/SUM([.E2:.E66])" office:value-type="float" office:value="566.134328358209">
            <text:p>566,13</text:p>
          </table:table-cell>
          <table:table-cell table:style-name="Default" table:number-columns-repeated="5"/>
        </table:table-row>
        <table:table-row table:style-name="ro6">
          <table:table-cell table:style-name="Default"/>
          <table:table-cell/>
          <table:table-cell table:style-name="Default"/>
          <table:table-cell table:style-name="ce41" office:value-type="string">
            <text:p>1er cuartil =</text:p>
          </table:table-cell>
          <table:table-cell table:style-name="ce42" office:value-type="float" office:value="53">
            <text:p>53</text:p>
          </table:table-cell>
          <table:table-cell table:style-name="ce43" office:value-type="string" table:number-columns-spanned="3" table:number-rows-spanned="1">
            <text:p>Porcentaje acumulado <text:span text:style-name="T1">≥ 25%</text:span>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6">
          <table:table-cell table:style-name="Default"/>
          <table:table-cell/>
          <table:table-cell table:style-name="Default"/>
          <table:table-cell table:style-name="ce41" office:value-type="string">
            <text:p>3er cuartil =</text:p>
          </table:table-cell>
          <table:table-cell table:style-name="ce42" office:value-type="float" office:value="451">
            <text:p>451</text:p>
          </table:table-cell>
          <table:table-cell table:style-name="ce43" office:value-type="string" table:number-columns-spanned="3" table:number-rows-spanned="1">
            <text:p>Porcentaje acumulado <text:span text:style-name="T1">≥ 75%</text:span>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6" table:number-rows-repeated="2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8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4"/>
        </table:table-row>
      </table:table>
      <table:table table:name="03. Construcció de la taula de freqüències" table:style-name="ta1" table:print="false">
        <table:table-column table:style-name="co4" table:default-cell-style-name="ce36"/>
        <table:table-column table:style-name="co2" table:number-columns-repeated="9" table:default-cell-style-name="Default"/>
        <table:table-row table:style-name="ro2">
          <table:table-cell table:style-name="ce35" office:value-type="string">
            <text:p>Municipi</text:p>
          </table:table-cell>
          <table:table-cell table:style-name="ce35" office:value-type="string">
            <text:p>Nombre d'empreses</text:p>
          </table:table-cell>
          <table:table-cell/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Freqüència relativa</text:p>
          </table:table-cell>
          <table:table-cell table:style-name="ce19" office:value-type="string">
            <text:p>Percentatge</text:p>
          </table:table-cell>
          <table:table-cell table:style-name="ce19" office:value-type="string">
            <text:p>Freqüència absoluta acumulada</text:p>
          </table:table-cell>
          <table:table-cell table:style-name="ce19" office:value-type="string">
            <text:p>Früència relativa acumulada</text:p>
          </table:table-cell>
          <table:table-cell table:style-name="ce19" office:value-type="string">
            <text:p>Percentatge acumulat</text:p>
          </table:table-cell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/>
          <table:table-cell table:style-name="ce20" office:value-type="string">
            <text:p>Menys de 50</text:p>
          </table:table-cell>
          <table:table-cell table:style-name="ce21" table:formula="of:=COUNTIF([.$B$2:.$B$68];&quot;&lt;&quot;&amp;50)" office:value-type="float" office:value="16">
            <text:p>16</text:p>
          </table:table-cell>
          <table:table-cell table:style-name="ce22" table:formula="of:=[.E2]/[.$E$8]" office:value-type="float" office:value="0.238805970149254">
            <text:p>0,239</text:p>
          </table:table-cell>
          <table:table-cell table:style-name="ce22" table:formula="of:=[.F2]*100" office:value-type="float" office:value="23.8805970149254">
            <text:p>23,881</text:p>
          </table:table-cell>
          <table:table-cell table:style-name="ce21" table:formula="of:=[.E2]" office:value-type="float" office:value="16">
            <text:p>16</text:p>
          </table:table-cell>
          <table:table-cell table:style-name="ce22" table:formula="of:=[.H2]/[.$E$8]" office:value-type="float" office:value="0.238805970149254">
            <text:p>0,239</text:p>
          </table:table-cell>
          <table:table-cell table:style-name="ce22" table:formula="of:=[.I2]*100" office:value-type="float" office:value="23.8805970149254">
            <text:p>23,881</text:p>
          </table:table-cell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/>
          <table:table-cell table:style-name="ce20" office:value-type="string">
            <text:p>50-250</text:p>
          </table:table-cell>
          <table:table-cell table:style-name="ce21" table:formula="of:=COUNTIF([.$B$2:.$B$68];&quot;&lt;&quot;&amp;250)-[.E2]" office:value-type="float" office:value="25">
            <text:p>25</text:p>
          </table:table-cell>
          <table:table-cell table:style-name="ce22" table:formula="of:=[.E3]/[.$E$8]" office:value-type="float" office:value="0.373134328358209">
            <text:p>0,373</text:p>
          </table:table-cell>
          <table:table-cell table:style-name="ce22" table:formula="of:=[.F3]*100" office:value-type="float" office:value="37.3134328358209">
            <text:p>37,313</text:p>
          </table:table-cell>
          <table:table-cell table:style-name="ce21" table:formula="of:=[.H2]+[.E3]" office:value-type="float" office:value="41">
            <text:p>41</text:p>
          </table:table-cell>
          <table:table-cell table:style-name="ce22" table:formula="of:=[.H3]/[.$E$8]" office:value-type="float" office:value="0.611940298507463">
            <text:p>0,612</text:p>
          </table:table-cell>
          <table:table-cell table:style-name="ce22" table:formula="of:=[.I3]*100" office:value-type="float" office:value="61.1940298507463">
            <text:p>61,194</text:p>
          </table:table-cell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/>
          <table:table-cell table:style-name="ce20" office:value-type="string">
            <text:p>250-500</text:p>
          </table:table-cell>
          <table:table-cell table:style-name="ce21" table:formula="of:=COUNTIF([.$B$2:.$B$68];&quot;&lt;&quot;&amp;500)-SUM([.E2:.E3])" office:value-type="float" office:value="10">
            <text:p>10</text:p>
          </table:table-cell>
          <table:table-cell table:style-name="ce22" table:formula="of:=[.E4]/[.$E$8]" office:value-type="float" office:value="0.149253731343284">
            <text:p>0,149</text:p>
          </table:table-cell>
          <table:table-cell table:style-name="ce22" table:formula="of:=[.F4]*100" office:value-type="float" office:value="14.9253731343284">
            <text:p>14,925</text:p>
          </table:table-cell>
          <table:table-cell table:style-name="ce21" table:formula="of:=[.H3]+[.E4]" office:value-type="float" office:value="51">
            <text:p>51</text:p>
          </table:table-cell>
          <table:table-cell table:style-name="ce22" table:formula="of:=[.H4]/[.$E$8]" office:value-type="float" office:value="0.761194029850746">
            <text:p>0,761</text:p>
          </table:table-cell>
          <table:table-cell table:style-name="ce22" table:formula="of:=[.I4]*100" office:value-type="float" office:value="76.1194029850746">
            <text:p>76,119</text:p>
          </table:table-cell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/>
          <table:table-cell table:style-name="ce20" office:value-type="string">
            <text:p>500-750</text:p>
          </table:table-cell>
          <table:table-cell table:style-name="ce21" table:formula="of:=COUNTIF([.$B$2:.$B$68];&quot;&lt;&quot;&amp;750)-SUM([.E2:.E4])" office:value-type="float" office:value="6">
            <text:p>6</text:p>
          </table:table-cell>
          <table:table-cell table:style-name="ce22" table:formula="of:=[.E5]/[.$E$8]" office:value-type="float" office:value="0.0895522388059701">
            <text:p>0,090</text:p>
          </table:table-cell>
          <table:table-cell table:style-name="ce22" table:formula="of:=[.F5]*100" office:value-type="float" office:value="8.95522388059701">
            <text:p>8,955</text:p>
          </table:table-cell>
          <table:table-cell table:style-name="ce21" table:formula="of:=[.H4]+[.E5]" office:value-type="float" office:value="57">
            <text:p>57</text:p>
          </table:table-cell>
          <table:table-cell table:style-name="ce22" table:formula="of:=[.H5]/[.$E$8]" office:value-type="float" office:value="0.850746268656716">
            <text:p>0,851</text:p>
          </table:table-cell>
          <table:table-cell table:style-name="ce22" table:formula="of:=[.I5]*100" office:value-type="float" office:value="85.0746268656716">
            <text:p>85,075</text:p>
          </table:table-cell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/>
          <table:table-cell table:style-name="ce20" office:value-type="string">
            <text:p>750-1000</text:p>
          </table:table-cell>
          <table:table-cell table:style-name="ce21" table:formula="of:=COUNTIF([.$B$2:.$B$68];&quot;&lt;&quot;&amp;1000)-SUM([.E2:.E5])" office:value-type="float" office:value="3">
            <text:p>3</text:p>
          </table:table-cell>
          <table:table-cell table:style-name="ce22" table:formula="of:=[.E6]/[.$E$8]" office:value-type="float" office:value="0.0447761194029851">
            <text:p>0,045</text:p>
          </table:table-cell>
          <table:table-cell table:style-name="ce22" table:formula="of:=[.F6]*100" office:value-type="float" office:value="4.47761194029851">
            <text:p>4,478</text:p>
          </table:table-cell>
          <table:table-cell table:style-name="ce21" table:formula="of:=[.H5]+[.E6]" office:value-type="float" office:value="60">
            <text:p>60</text:p>
          </table:table-cell>
          <table:table-cell table:style-name="ce22" table:formula="of:=[.H6]/[.$E$8]" office:value-type="float" office:value="0.895522388059701">
            <text:p>0,896</text:p>
          </table:table-cell>
          <table:table-cell table:style-name="ce22" table:formula="of:=[.I6]*100" office:value-type="float" office:value="89.5522388059701">
            <text:p>89,552</text:p>
          </table:table-cell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/>
          <table:table-cell table:style-name="ce20" office:value-type="string">
            <text:p>Més de 1000</text:p>
          </table:table-cell>
          <table:table-cell table:style-name="ce21" table:formula="of:=COUNTIF([.$B$2:.$B$68];&quot;&lt;&quot;&amp;15000)-SUM([.E2:.E6])" office:value-type="float" office:value="7">
            <text:p>7</text:p>
          </table:table-cell>
          <table:table-cell table:style-name="ce22" table:formula="of:=[.E7]/[.$E$8]" office:value-type="float" office:value="0.104477611940299">
            <text:p>0,104</text:p>
          </table:table-cell>
          <table:table-cell table:style-name="ce22" table:formula="of:=[.F7]*100" office:value-type="float" office:value="10.4477611940299">
            <text:p>10,448</text:p>
          </table:table-cell>
          <table:table-cell table:style-name="ce21" table:formula="of:=[.H6]+[.E7]" office:value-type="float" office:value="67">
            <text:p>67</text:p>
          </table:table-cell>
          <table:table-cell table:style-name="ce22" table:formula="of:=[.H7]/[.$E$8]" office:value-type="float" office:value="1">
            <text:p>1,000</text:p>
          </table:table-cell>
          <table:table-cell table:style-name="ce22" table:formula="of:=[.I7]*100" office:value-type="float" office:value="100">
            <text:p>100,000</text:p>
          </table:table-cell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/>
          <table:table-cell table:style-name="ce18" office:value-type="string">
            <text:p>SUMA</text:p>
          </table:table-cell>
          <table:table-cell table:style-name="ce18" table:formula="of:=SUM([.E2:.E7])"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ostitix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8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8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8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8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8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8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8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8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8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8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8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8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8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8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8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8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8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8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8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8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8"/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8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8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8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8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8"/>
        </table:table-row>
        <table:table-row table:style-name="ro1">
          <table:table-cell office:value-type="string">
            <text:p>Ciuadella de Menorca</text:p>
          </table:table-cell>
          <table:table-cell office:value-type="float" office:value="1065">
            <text:p>1065</text:p>
          </table:table-cell>
          <table:table-cell table:number-columns-repeated="8"/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number-columns-repeated="8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8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8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8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8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SUMA</text:p>
          </table:table-cell>
          <table:table-cell table:style-name="ce18" table:formula="of:=SUM([.B2:.B68])" office:value-type="float" office:value="37931">
            <text:p>37931</text:p>
          </table:table-cell>
          <table:table-cell table:number-columns-repeated="8"/>
        </table:table-row>
      </table:table>
      <table:table table:name="04. Diagrama de barres y tarta de percentatges" table:style-name="ta1" table:print="false">
        <table:table-column table:style-name="co5" table:default-cell-style-name="Default"/>
        <table:table-column table:style-name="co2" table:number-columns-repeated="6" table:default-cell-style-name="Default"/>
        <table:table-row table:style-name="ro2"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Freqüència relativa</text:p>
          </table:table-cell>
          <table:table-cell table:style-name="ce19" office:value-type="string">
            <text:p>Percentatge</text:p>
          </table:table-cell>
          <table:table-cell table:style-name="ce19" office:value-type="string">
            <text:p>Freqüència absoluta acumulada</text:p>
          </table:table-cell>
          <table:table-cell table:style-name="ce19" office:value-type="string">
            <text:p>Früència relativa acumulada</text:p>
          </table:table-cell>
          <table:table-cell table:style-name="ce19" office:value-type="string">
            <text:p>Percentatge acumulat</text:p>
          </table:table-cell>
        </table:table-row>
        <table:table-row table:style-name="ro1">
          <table:table-cell table:style-name="ce20" office:value-type="string">
            <text:p>Menys de 50</text:p>
          </table:table-cell>
          <table:table-cell table:style-name="ce21" office:value-type="float" office:value="16">
            <text:p>16</text:p>
          </table:table-cell>
          <table:table-cell table:style-name="ce22" office:value-type="float" office:value="0.238805970149254">
            <text:p>0,239</text:p>
          </table:table-cell>
          <table:table-cell table:style-name="ce22" office:value-type="float" office:value="23.8805970149254">
            <text:p>23,881</text:p>
          </table:table-cell>
          <table:table-cell table:style-name="ce21" office:value-type="float" office:value="16">
            <text:p>16</text:p>
          </table:table-cell>
          <table:table-cell table:style-name="ce22" office:value-type="float" office:value="0.238805970149254">
            <text:p>0,239</text:p>
          </table:table-cell>
          <table:table-cell table:style-name="ce22" office:value-type="float" office:value="23.8805970149254">
            <text:p>23,881</text:p>
          </table:table-cell>
        </table:table-row>
        <table:table-row table:style-name="ro1">
          <table:table-cell table:style-name="ce20" office:value-type="string">
            <text:p>50-250</text:p>
          </table:table-cell>
          <table:table-cell table:style-name="ce21" office:value-type="float" office:value="25">
            <text:p>25</text:p>
          </table:table-cell>
          <table:table-cell table:style-name="ce22" office:value-type="float" office:value="0.373134328358209">
            <text:p>0,373</text:p>
          </table:table-cell>
          <table:table-cell table:style-name="ce22" office:value-type="float" office:value="37.3134328358209">
            <text:p>37,313</text:p>
          </table:table-cell>
          <table:table-cell table:style-name="ce21" office:value-type="float" office:value="41">
            <text:p>41</text:p>
          </table:table-cell>
          <table:table-cell table:style-name="ce22" office:value-type="float" office:value="0.611940298507463">
            <text:p>0,612</text:p>
          </table:table-cell>
          <table:table-cell table:style-name="ce22" office:value-type="float" office:value="61.1940298507463">
            <text:p>61,194</text:p>
          </table:table-cell>
        </table:table-row>
        <table:table-row table:style-name="ro1">
          <table:table-cell table:style-name="ce20" office:value-type="string">
            <text:p>250-500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0.149253731343284">
            <text:p>0,149</text:p>
          </table:table-cell>
          <table:table-cell table:style-name="ce22" office:value-type="float" office:value="14.9253731343284">
            <text:p>14,925</text:p>
          </table:table-cell>
          <table:table-cell table:style-name="ce21" office:value-type="float" office:value="51">
            <text:p>51</text:p>
          </table:table-cell>
          <table:table-cell table:style-name="ce22" office:value-type="float" office:value="0.761194029850746">
            <text:p>0,761</text:p>
          </table:table-cell>
          <table:table-cell table:style-name="ce22" office:value-type="float" office:value="76.1194029850746">
            <text:p>76,119</text:p>
          </table:table-cell>
        </table:table-row>
        <table:table-row table:style-name="ro1">
          <table:table-cell table:style-name="ce20" office:value-type="string">
            <text:p>500-750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0.0895522388059701">
            <text:p>0,090</text:p>
          </table:table-cell>
          <table:table-cell table:style-name="ce22" office:value-type="float" office:value="8.95522388059701">
            <text:p>8,955</text:p>
          </table:table-cell>
          <table:table-cell table:style-name="ce21" office:value-type="float" office:value="57">
            <text:p>57</text:p>
          </table:table-cell>
          <table:table-cell table:style-name="ce22" office:value-type="float" office:value="0.850746268656716">
            <text:p>0,851</text:p>
          </table:table-cell>
          <table:table-cell table:style-name="ce22" office:value-type="float" office:value="85.0746268656716">
            <text:p>85,075</text:p>
          </table:table-cell>
        </table:table-row>
        <table:table-row table:style-name="ro1">
          <table:table-cell table:style-name="ce20" office:value-type="string">
            <text:p>750-1000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0.0447761194029851">
            <text:p>0,045</text:p>
          </table:table-cell>
          <table:table-cell table:style-name="ce22" office:value-type="float" office:value="4.47761194029851">
            <text:p>4,478</text:p>
          </table:table-cell>
          <table:table-cell table:style-name="ce21" office:value-type="float" office:value="60">
            <text:p>60</text:p>
          </table:table-cell>
          <table:table-cell table:style-name="ce22" office:value-type="float" office:value="0.895522388059701">
            <text:p>0,896</text:p>
          </table:table-cell>
          <table:table-cell table:style-name="ce22" office:value-type="float" office:value="89.5522388059701">
            <text:p>89,552</text:p>
          </table:table-cell>
        </table:table-row>
        <table:table-row table:style-name="ro1">
          <table:table-cell table:style-name="ce20" office:value-type="string">
            <text:p>Més de 1000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0.104477611940299">
            <text:p>0,104</text:p>
          </table:table-cell>
          <table:table-cell table:style-name="ce22" office:value-type="float" office:value="10.4477611940299">
            <text:p>10,448</text:p>
          </table:table-cell>
          <table:table-cell table:style-name="ce21" office:value-type="float" office:value="67">
            <text:p>67</text:p>
          </table:table-cell>
          <table:table-cell table:style-name="ce22" office:value-type="float" office:value="1">
            <text:p>1,000</text:p>
          </table:table-cell>
          <table:table-cell table:style-name="ce22" office:value-type="float" office:value="100">
            <text:p>100,000</text:p>
          </table:table-cell>
        </table:table-row>
        <table:table-row table:style-name="ro1">
          <table:table-cell table:style-name="ce18" office:value-type="string">
            <text:p>SUMA</text:p>
          </table:table-cell>
          <table:table-cell table:style-name="ce18" office:value-type="float" office:value="67">
            <text:p>6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>
            <draw:frame table:end-cell-address="'04. Diagrama de barres y tarta de percentatges'.G32" table:end-x="2.235cm" table:end-y="0.361cm" draw:z-index="0" draw:style-name="gr1" svg:width="17.948cm" svg:height="9.755cm" svg:x="0.069cm" svg:y="0.09cm">
              <draw:object draw:notify-on-update-of-ranges="'04. Diagrama de barres y tarta de percentatges'.A2:'04. Diagrama de barres y tarta de percentatges'.A7 '04. Diagrama de barres y tarta de percentatges'.B2:'04. Diagrama de barres y tarta de percentatges'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3">
          <table:table-cell table:number-columns-repeated="7"/>
        </table:table-row>
        <table:table-row table:style-name="ro1">
          <table:table-cell>
            <draw:frame table:end-cell-address="'04. Diagrama de barres y tarta de percentatges'.G56" table:end-x="2.212cm" table:end-y="0.382cm" draw:z-index="1" draw:style-name="gr1" svg:width="17.902cm" svg:height="9.732cm" svg:x="0.092cm" svg:y="0.134cm">
              <draw:object draw:notify-on-update-of-ranges="'04. Diagrama de barres y tarta de percentatges'.A2:'04. Diagrama de barres y tarta de percentatges'.A7 '04. Diagrama de barres y tarta de percentatges'.D2:'04. Diagrama de barres y tarta de percentatges'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05. Càlcul dels paràmetres estadístics" table:style-name="ta1" table:print="false">
        <table:table-column table:style-name="co2" table:default-cell-style-name="ce20"/>
        <table:table-column table:style-name="co2" table:default-cell-style-name="ce21"/>
        <table:table-column table:style-name="co2" table:default-cell-style-name="Default"/>
        <table:table-column table:style-name="co2" table:default-cell-style-name="ce22"/>
        <table:table-column table:style-name="co2" table:number-columns-repeated="3" table:default-cell-style-name="Default"/>
        <table:table-row table:style-name="ro2"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Freqüència relativa</text:p>
          </table:table-cell>
          <table:table-cell table:style-name="ce19" office:value-type="string">
            <text:p>Percentatge</text:p>
          </table:table-cell>
          <table:table-cell table:style-name="ce19" office:value-type="string">
            <text:p>Freqüència absoluta acumulada</text:p>
          </table:table-cell>
          <table:table-cell table:style-name="ce19" office:value-type="string">
            <text:p>Früència relativa acumulada</text:p>
          </table:table-cell>
          <table:table-cell table:style-name="ce19" office:value-type="string">
            <text:p>Percentatge acumulat</text:p>
          </table:table-cell>
        </table:table-row>
        <table:table-row table:style-name="ro1">
          <table:table-cell office:value-type="string">
            <text:p>Menys de 50</text:p>
          </table:table-cell>
          <table:table-cell office:value-type="float" office:value="16">
            <text:p>16</text:p>
          </table:table-cell>
          <table:table-cell table:style-name="ce22" office:value-type="float" office:value="0.238805970149254">
            <text:p>0,239</text:p>
          </table:table-cell>
          <table:table-cell office:value-type="float" office:value="23.8805970149254">
            <text:p>23,881</text:p>
          </table:table-cell>
          <table:table-cell table:style-name="ce21" office:value-type="float" office:value="16">
            <text:p>16</text:p>
          </table:table-cell>
          <table:table-cell table:style-name="ce22" office:value-type="float" office:value="0.238805970149254">
            <text:p>0,239</text:p>
          </table:table-cell>
          <table:table-cell table:style-name="ce22" office:value-type="float" office:value="23.8805970149254">
            <text:p>23,881</text:p>
          </table:table-cell>
        </table:table-row>
        <table:table-row table:style-name="ro1">
          <table:table-cell office:value-type="string">
            <text:p>50-250</text:p>
          </table:table-cell>
          <table:table-cell office:value-type="float" office:value="25">
            <text:p>25</text:p>
          </table:table-cell>
          <table:table-cell table:style-name="ce22" office:value-type="float" office:value="0.373134328358209">
            <text:p>0,373</text:p>
          </table:table-cell>
          <table:table-cell office:value-type="float" office:value="37.3134328358209">
            <text:p>37,313</text:p>
          </table:table-cell>
          <table:table-cell table:style-name="ce21" office:value-type="float" office:value="41">
            <text:p>41</text:p>
          </table:table-cell>
          <table:table-cell table:style-name="ce22" office:value-type="float" office:value="0.611940298507463">
            <text:p>0,612</text:p>
          </table:table-cell>
          <table:table-cell table:style-name="ce22" office:value-type="float" office:value="61.1940298507463">
            <text:p>61,194</text:p>
          </table:table-cell>
        </table:table-row>
        <table:table-row table:style-name="ro1">
          <table:table-cell office:value-type="string">
            <text:p>250-500</text:p>
          </table:table-cell>
          <table:table-cell office:value-type="float" office:value="10">
            <text:p>10</text:p>
          </table:table-cell>
          <table:table-cell table:style-name="ce22" office:value-type="float" office:value="0.149253731343284">
            <text:p>0,149</text:p>
          </table:table-cell>
          <table:table-cell office:value-type="float" office:value="14.9253731343284">
            <text:p>14,925</text:p>
          </table:table-cell>
          <table:table-cell table:style-name="ce21" office:value-type="float" office:value="51">
            <text:p>51</text:p>
          </table:table-cell>
          <table:table-cell table:style-name="ce22" office:value-type="float" office:value="0.761194029850746">
            <text:p>0,761</text:p>
          </table:table-cell>
          <table:table-cell table:style-name="ce22" office:value-type="float" office:value="76.1194029850746">
            <text:p>76,119</text:p>
          </table:table-cell>
        </table:table-row>
        <table:table-row table:style-name="ro1"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 table:style-name="ce22" office:value-type="float" office:value="0.0895522388059701">
            <text:p>0,090</text:p>
          </table:table-cell>
          <table:table-cell office:value-type="float" office:value="8.95522388059701">
            <text:p>8,955</text:p>
          </table:table-cell>
          <table:table-cell table:style-name="ce21" office:value-type="float" office:value="57">
            <text:p>57</text:p>
          </table:table-cell>
          <table:table-cell table:style-name="ce22" office:value-type="float" office:value="0.850746268656716">
            <text:p>0,851</text:p>
          </table:table-cell>
          <table:table-cell table:style-name="ce22" office:value-type="float" office:value="85.0746268656716">
            <text:p>85,075</text:p>
          </table:table-cell>
        </table:table-row>
        <table:table-row table:style-name="ro1"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 table:style-name="ce22" office:value-type="float" office:value="0.0447761194029851">
            <text:p>0,045</text:p>
          </table:table-cell>
          <table:table-cell office:value-type="float" office:value="4.47761194029851">
            <text:p>4,478</text:p>
          </table:table-cell>
          <table:table-cell table:style-name="ce21" office:value-type="float" office:value="60">
            <text:p>60</text:p>
          </table:table-cell>
          <table:table-cell table:style-name="ce22" office:value-type="float" office:value="0.895522388059701">
            <text:p>0,896</text:p>
          </table:table-cell>
          <table:table-cell table:style-name="ce22" office:value-type="float" office:value="89.5522388059701">
            <text:p>89,552</text:p>
          </table:table-cell>
        </table:table-row>
        <table:table-row table:style-name="ro1">
          <table:table-cell office:value-type="string">
            <text:p>Més de 1000</text:p>
          </table:table-cell>
          <table:table-cell office:value-type="float" office:value="7">
            <text:p>7</text:p>
          </table:table-cell>
          <table:table-cell table:style-name="ce22" office:value-type="float" office:value="0.104477611940299">
            <text:p>0,104</text:p>
          </table:table-cell>
          <table:table-cell office:value-type="float" office:value="10.4477611940299">
            <text:p>10,448</text:p>
          </table:table-cell>
          <table:table-cell table:style-name="ce21" office:value-type="float" office:value="67">
            <text:p>67</text:p>
          </table:table-cell>
          <table:table-cell table:style-name="ce22" office:value-type="float" office:value="1">
            <text:p>1,000</text:p>
          </table:table-cell>
          <table:table-cell table:style-name="ce22" office:value-type="float" office:value="100">
            <text:p>100,000</text:p>
          </table:table-cell>
        </table:table-row>
        <table:table-row table:style-name="ro1">
          <table:table-cell table:style-name="ce18" office:value-type="string">
            <text:p>SUMA</text:p>
          </table:table-cell>
          <table:table-cell table:style-name="ce18" office:value-type="float" office:value="67">
            <text:p>67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3" office:value-type="string" table:number-columns-spanned="2" table:number-rows-spanned="1">
            <text:p>Càlcul de la moda</text:p>
          </table:table-cell>
          <table:covered-table-cell table:style-name="ce25"/>
          <table:table-cell/>
          <table:table-cell table:style-name="Default"/>
          <table:table-cell table:number-columns-repeated="3"/>
        </table:table-row>
        <table:table-row table:style-name="ro3"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50-250</text:p>
          </table:table-cell>
          <table:table-cell office:value-type="float" office:value="25">
            <text:p>25</text:p>
          </table:table-cell>
          <table:table-cell/>
          <table:table-cell table:style-name="Default"/>
          <table:table-cell/>
          <table:table-cell table:style-name="ce12" office:value-type="string">
            <text:p>Moda =</text:p>
          </table:table-cell>
          <table:table-cell table:style-name="ce32" table:formula="of:=(250+50 )/2" office:value-type="float" office:value="150">
            <text:p>150</text:p>
          </table:table-cell>
        </table:table-row>
        <table:table-row table:style-name="ro1">
          <table:table-cell office:value-type="string">
            <text:p>Menys de 50</text:p>
          </table:table-cell>
          <table:table-cell office:value-type="float" office:value="16">
            <text:p>1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250-500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Més de 1000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3" office:value-type="string" table:number-columns-spanned="4" table:number-rows-spanned="1">
            <text:p>Càlcul de la mitjana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Freqüència absoluta acumulada</text:p>
          </table:table-cell>
          <table:table-cell table:style-name="ce19" office:value-type="string">
            <text:p>Percentatge acumulat</text:p>
          </table:table-cell>
          <table:table-cell table:number-columns-repeated="3"/>
        </table:table-row>
        <table:table-row table:style-name="ro1">
          <table:table-cell office:value-type="string">
            <text:p>Menys de 50</text:p>
          </table:table-cell>
          <table:table-cell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office:value-type="float" office:value="23.8805970149254">
            <text:p>23,881</text:p>
          </table:table-cell>
          <table:table-cell/>
          <table:table-cell table:style-name="ce12" office:value-type="string">
            <text:p>Mitjana =</text:p>
          </table:table-cell>
          <table:table-cell table:style-name="ce32" table:formula="of:=50+(((67*0.5)-16)/25)*(250-50)" office:value-type="float" office:value="190">
            <text:p>190</text:p>
          </table:table-cell>
        </table:table-row>
        <table:table-row table:style-name="ro1">
          <table:table-cell table:style-name="ce24" office:value-type="string">
            <text:p>50-25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41">
            <text:p>41</text:p>
          </table:table-cell>
          <table:table-cell table:style-name="ce30" office:value-type="float" office:value="61.1940298507463">
            <text:p>61,194</text:p>
          </table:table-cell>
          <table:table-cell table:number-columns-repeated="3"/>
        </table:table-row>
        <table:table-row table:style-name="ro1">
          <table:table-cell office:value-type="string">
            <text:p>250-500</text:p>
          </table:table-cell>
          <table:table-cell office:value-type="float" office:value="10">
            <text:p>10</text:p>
          </table:table-cell>
          <table:table-cell table:style-name="ce21" office:value-type="float" office:value="51">
            <text:p>51</text:p>
          </table:table-cell>
          <table:table-cell office:value-type="float" office:value="76.1194029850746">
            <text:p>76,119</text:p>
          </table:table-cell>
          <table:table-cell table:number-columns-repeated="3"/>
        </table:table-row>
        <table:table-row table:style-name="ro1"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 table:style-name="ce21" office:value-type="float" office:value="57">
            <text:p>57</text:p>
          </table:table-cell>
          <table:table-cell office:value-type="float" office:value="85.0746268656716">
            <text:p>85,075</text:p>
          </table:table-cell>
          <table:table-cell table:number-columns-repeated="3"/>
        </table:table-row>
        <table:table-row table:style-name="ro1"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office:value-type="float" office:value="89.5522388059701">
            <text:p>89,552</text:p>
          </table:table-cell>
          <table:table-cell table:number-columns-repeated="3"/>
        </table:table-row>
        <table:table-row table:style-name="ro1">
          <table:table-cell office:value-type="string">
            <text:p>Més de 1000</text:p>
          </table:table-cell>
          <table:table-cell office:value-type="float" office:value="7">
            <text:p>7</text:p>
          </table:table-cell>
          <table:table-cell table:style-name="ce29" office:value-type="float" office:value="67">
            <text:p>67</text:p>
          </table:table-cell>
          <table:table-cell office:value-type="float" office:value="100">
            <text:p>100,000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SUMA</text:p>
          </table:table-cell>
          <table:table-cell table:style-name="ce18" table:formula="of:=SUM([.B23:.B28])" office:value-type="float" office:value="67">
            <text:p>67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3" office:value-type="string" table:number-columns-spanned="4" table:number-rows-spanned="1">
            <text:p>Càlcul de la mitja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 table:style-name="ce19" office:value-type="string">
            <text:p>Nombre d'empreses</text:p>
          </table:table-cell>
          <table:table-cell table:style-name="ce26" office:value-type="string">
            <text:p>Punt mitjà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Percentatge acumulat</text:p>
          </table:table-cell>
          <table:table-cell table:number-columns-repeated="3"/>
        </table:table-row>
        <table:table-row table:style-name="ro1">
          <table:table-cell office:value-type="string">
            <text:p>25-50</text:p>
          </table:table-cell>
          <table:table-cell table:style-name="ce27" office:value-type="float" office:value="37.5">
            <text:p>37,5</text:p>
          </table:table-cell>
          <table:table-cell table:style-name="ce21" office:value-type="float" office:value="16">
            <text:p>16</text:p>
          </table:table-cell>
          <table:table-cell office:value-type="float" office:value="23.8805970149254">
            <text:p>23,881</text:p>
          </table:table-cell>
          <table:table-cell/>
          <table:table-cell table:style-name="ce12" office:value-type="string">
            <text:p>Mitja =</text:p>
          </table:table-cell>
          <table:table-cell table:style-name="ce33" table:formula="of:=SUMPRODUCT([.B34:.B39];[.C34:.C39])/SUM([.C34:.C39])" office:value-type="float" office:value="372.761194029851">
            <text:p>372,761</text:p>
          </table:table-cell>
        </table:table-row>
        <table:table-row table:style-name="ro1">
          <table:table-cell office:value-type="string">
            <text:p>50-250</text:p>
          </table:table-cell>
          <table:table-cell table:style-name="ce27" office:value-type="float" office:value="150">
            <text:p>150</text:p>
          </table:table-cell>
          <table:table-cell table:style-name="ce21" office:value-type="float" office:value="25">
            <text:p>25</text:p>
          </table:table-cell>
          <table:table-cell office:value-type="float" office:value="61.1940298507463">
            <text:p>61,194</text:p>
          </table:table-cell>
          <table:table-cell table:number-columns-repeated="3"/>
        </table:table-row>
        <table:table-row table:style-name="ro1">
          <table:table-cell office:value-type="string">
            <text:p>250-500</text:p>
          </table:table-cell>
          <table:table-cell table:style-name="ce27" office:value-type="float" office:value="375">
            <text:p>375</text:p>
          </table:table-cell>
          <table:table-cell table:style-name="ce21" office:value-type="float" office:value="10">
            <text:p>10</text:p>
          </table:table-cell>
          <table:table-cell office:value-type="float" office:value="76.1194029850746">
            <text:p>76,119</text:p>
          </table:table-cell>
          <table:table-cell table:number-columns-repeated="3"/>
        </table:table-row>
        <table:table-row table:style-name="ro1">
          <table:table-cell office:value-type="string">
            <text:p>500-750</text:p>
          </table:table-cell>
          <table:table-cell table:style-name="ce27" office:value-type="float" office:value="625">
            <text:p>625</text:p>
          </table:table-cell>
          <table:table-cell table:style-name="ce21" office:value-type="float" office:value="6">
            <text:p>6</text:p>
          </table:table-cell>
          <table:table-cell office:value-type="float" office:value="85.0746268656716">
            <text:p>85,075</text:p>
          </table:table-cell>
          <table:table-cell table:number-columns-repeated="3"/>
        </table:table-row>
        <table:table-row table:style-name="ro1">
          <table:table-cell office:value-type="string">
            <text:p>750-1000</text:p>
          </table:table-cell>
          <table:table-cell table:style-name="ce27" office:value-type="float" office:value="875">
            <text:p>875</text:p>
          </table:table-cell>
          <table:table-cell table:style-name="ce21" office:value-type="float" office:value="3">
            <text:p>3</text:p>
          </table:table-cell>
          <table:table-cell office:value-type="float" office:value="89.5522388059701">
            <text:p>89,552</text:p>
          </table:table-cell>
          <table:table-cell table:number-columns-repeated="3"/>
        </table:table-row>
        <table:table-row table:style-name="ro1">
          <table:table-cell office:value-type="string">
            <text:p>1000-2000</text:p>
          </table:table-cell>
          <table:table-cell table:style-name="ce27" office:value-type="float" office:value="1500">
            <text:p>1500</text:p>
          </table:table-cell>
          <table:table-cell table:style-name="ce21" office:value-type="float" office:value="7">
            <text:p>7</text:p>
          </table:table-cell>
          <table:table-cell office:value-type="float" office:value="100">
            <text:p>100,000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SUMA</text:p>
          </table:table-cell>
          <table:table-cell table:style-name="Default"/>
          <table:table-cell table:style-name="ce18" table:formula="of:=SUM([.C34:.C39])" office:value-type="float" office:value="67">
            <text:p>67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3" office:value-type="string" table:number-columns-spanned="4" table:number-rows-spanned="1">
            <text:p>Càlcul del 1er quartil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Freqüència absoluta acumulada</text:p>
          </table:table-cell>
          <table:table-cell table:style-name="ce19" office:value-type="string">
            <text:p>Percentatge acumulat</text:p>
          </table:table-cell>
          <table:table-cell table:number-columns-repeated="3"/>
        </table:table-row>
        <table:table-row table:style-name="ro1">
          <table:table-cell office:value-type="string">
            <text:p>Menys de 50</text:p>
          </table:table-cell>
          <table:table-cell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office:value-type="float" office:value="23.8805970149254">
            <text:p>23,881</text:p>
          </table:table-cell>
          <table:table-cell/>
          <table:table-cell table:style-name="ce12" office:value-type="string">
            <text:p>1er quartil =</text:p>
          </table:table-cell>
          <table:table-cell table:style-name="ce32" table:formula="of:=50+(((67*0.25)-16)/25)*(250-50)" office:value-type="float" office:value="56">
            <text:p>56</text:p>
          </table:table-cell>
        </table:table-row>
        <table:table-row table:style-name="ro1">
          <table:table-cell table:style-name="ce24" office:value-type="string">
            <text:p>50-25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41">
            <text:p>41</text:p>
          </table:table-cell>
          <table:table-cell table:style-name="ce30" office:value-type="float" office:value="61.1940298507463">
            <text:p>61,194</text:p>
          </table:table-cell>
          <table:table-cell table:number-columns-repeated="3"/>
        </table:table-row>
        <table:table-row table:style-name="ro1">
          <table:table-cell office:value-type="string">
            <text:p>250-500</text:p>
          </table:table-cell>
          <table:table-cell office:value-type="float" office:value="10">
            <text:p>10</text:p>
          </table:table-cell>
          <table:table-cell table:style-name="ce21" office:value-type="float" office:value="51">
            <text:p>51</text:p>
          </table:table-cell>
          <table:table-cell office:value-type="float" office:value="76.1194029850746">
            <text:p>76,119</text:p>
          </table:table-cell>
          <table:table-cell table:number-columns-repeated="3"/>
        </table:table-row>
        <table:table-row table:style-name="ro1"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 table:style-name="ce21" office:value-type="float" office:value="57">
            <text:p>57</text:p>
          </table:table-cell>
          <table:table-cell office:value-type="float" office:value="85.0746268656716">
            <text:p>85,075</text:p>
          </table:table-cell>
          <table:table-cell table:number-columns-repeated="3"/>
        </table:table-row>
        <table:table-row table:style-name="ro1"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office:value-type="float" office:value="89.5522388059701">
            <text:p>89,552</text:p>
          </table:table-cell>
          <table:table-cell table:number-columns-repeated="3"/>
        </table:table-row>
        <table:table-row table:style-name="ro1">
          <table:table-cell office:value-type="string">
            <text:p>Més de 1000</text:p>
          </table:table-cell>
          <table:table-cell office:value-type="float" office:value="7">
            <text:p>7</text:p>
          </table:table-cell>
          <table:table-cell table:style-name="ce29" office:value-type="float" office:value="67">
            <text:p>67</text:p>
          </table:table-cell>
          <table:table-cell office:value-type="float" office:value="100">
            <text:p>100,000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SUMA</text:p>
          </table:table-cell>
          <table:table-cell table:style-name="ce18" table:formula="of:=SUM([.B45:.B50])" office:value-type="float" office:value="67">
            <text:p>67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3" office:value-type="string" table:number-columns-spanned="4" table:number-rows-spanned="1">
            <text:p>Càlcul del 3er quartil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9" office:value-type="string">
            <text:p>Nombre d'empreses</text:p>
          </table:table-cell>
          <table:table-cell table:style-name="ce19" office:value-type="string">
            <text:p>Freqüència absoluta</text:p>
          </table:table-cell>
          <table:table-cell table:style-name="ce19" office:value-type="string">
            <text:p>Freqüència absoluta acumulada</text:p>
          </table:table-cell>
          <table:table-cell table:style-name="ce19" office:value-type="string">
            <text:p>Percentatge acumulat</text:p>
          </table:table-cell>
          <table:table-cell table:number-columns-repeated="3"/>
        </table:table-row>
        <table:table-row table:style-name="ro1">
          <table:table-cell office:value-type="string">
            <text:p>Menys de 50</text:p>
          </table:table-cell>
          <table:table-cell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office:value-type="float" office:value="23.8805970149254">
            <text:p>23,881</text:p>
          </table:table-cell>
          <table:table-cell/>
          <table:table-cell table:style-name="ce12" office:value-type="string">
            <text:p>3er quartil =</text:p>
          </table:table-cell>
          <table:table-cell table:style-name="ce33" table:formula="of:=250+(((67*0.75)-41)/10)*(500-250)" office:value-type="float" office:value="481.25">
            <text:p>481,250</text:p>
          </table:table-cell>
        </table:table-row>
        <table:table-row table:style-name="ro1">
          <table:table-cell office:value-type="string">
            <text:p>50-250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41">
            <text:p>41</text:p>
          </table:table-cell>
          <table:table-cell table:style-name="ce31" office:value-type="float" office:value="61.1940298507463">
            <text:p>61,194</text:p>
          </table:table-cell>
          <table:table-cell table:number-columns-repeated="3"/>
        </table:table-row>
        <table:table-row table:style-name="ro1">
          <table:table-cell table:style-name="ce24" office:value-type="string">
            <text:p>250-5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1">
            <text:p>51</text:p>
          </table:table-cell>
          <table:table-cell table:style-name="ce30" office:value-type="float" office:value="76.1194029850746">
            <text:p>76,119</text:p>
          </table:table-cell>
          <table:table-cell table:number-columns-repeated="3"/>
        </table:table-row>
        <table:table-row table:style-name="ro1"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 table:style-name="ce21" office:value-type="float" office:value="57">
            <text:p>57</text:p>
          </table:table-cell>
          <table:table-cell office:value-type="float" office:value="85.0746268656716">
            <text:p>85,075</text:p>
          </table:table-cell>
          <table:table-cell table:number-columns-repeated="3"/>
        </table:table-row>
        <table:table-row table:style-name="ro1"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office:value-type="float" office:value="89.5522388059701">
            <text:p>89,552</text:p>
          </table:table-cell>
          <table:table-cell table:number-columns-repeated="3"/>
        </table:table-row>
        <table:table-row table:style-name="ro1">
          <table:table-cell office:value-type="string">
            <text:p>Més de 1000</text:p>
          </table:table-cell>
          <table:table-cell office:value-type="float" office:value="7">
            <text:p>7</text:p>
          </table:table-cell>
          <table:table-cell table:style-name="ce29" office:value-type="float" office:value="67">
            <text:p>67</text:p>
          </table:table-cell>
          <table:table-cell office:value-type="float" office:value="100">
            <text:p>100,000</text:p>
          </table:table-cell>
          <table:table-cell table:number-columns-repeated="3"/>
        </table:table-row>
        <table:table-row table:style-name="ro1">
          <table:table-cell table:style-name="ce18" office:value-type="string">
            <text:p>SUMA</text:p>
          </table:table-cell>
          <table:table-cell table:style-name="ce18" table:formula="of:=SUM([.B56:.B61])" office:value-type="float" office:value="67">
            <text:p>67</text:p>
          </table:table-cell>
          <table:table-cell/>
          <table:table-cell table:style-name="Default"/>
          <table:table-cell table:number-columns-repeated="3"/>
        </table:table-row>
      </table:table>
      <table:database-ranges>
        <table:database-range table:target-range-address="'02. Càlcul de paràmetres estadístics'.A2:'02. Càlcul de paràmetres estadístics'.B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percentage-style style:name="N108">
      <number:number number:decimal-places="0" number:min-integer-digits="1"/>
      <number:text> %</number:text>
    </number:percentage-style>
    <number:percentage-style style:name="N109">
      <number:number number:decimal-places="2" number:min-integer-digits="1"/>
      <number:text> %</number:text>
    </number:percentage-style>
    <number:percentage-style style:name="N110">
      <number:number number:decimal-places="3" number:min-integer-digits="1"/>
      <number:text> %</number:text>
    </number:percentage-style>
    <number:percentage-style style:name="N111">
      <number:number number:decimal-places="3" number:min-integer-digits="1"/>
      <number:text>%</number:text>
    </number:percentage-style>
    <number:percentage-style style:name="N5103" number:language="es" number:country="ES">
      <number:number number:decimal-places="3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06:3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17M14S</meta:editing-duration>
    <meta:editing-cycles>41</meta:editing-cycles>
    <meta:generator>OpenOffice.org/3.3$Win32 OpenOffice.org_project/330m20$Build-9567</meta:generator>
    <dc:date>2011-03-20T06:32:11.29</dc:date>
    <meta:document-statistic meta:table-count="5" meta:cell-count="119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800000"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800000"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color="#800000"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800000"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color="#00ffff" fo:font-size="10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49cm" svg:height="9.756cm" xlink:href=".." xlink:type="simple" chart:class="chart:bar" chart:style-name="ch1">
        <chart:title svg:x="1.787cm" svg:y="0.331cm" chart:style-name="ch2">
          <text:p>Distribució d'empreses de Règim general per municipis de la C.A.I.B.</text:p>
        </chart:title>
        <chart:plot-area chart:style-name="ch3" table:cell-range-address="'04. Diagrama de barres y tarta de percentatges'.A2:'04. Diagrama de barres y tarta de percentatges'.B7" chart:data-source-has-labels="column" svg:x="1.396cm" svg:y="1.695cm" svg:width="15.837cm" svg:height="6.858cm">
          <chartooo:coordinate-region svg:x="2.017cm" svg:y="1.907cm" svg:width="15.216cm" svg:height="5.973cm"/>
          <chart:axis chart:dimension="x" chart:name="primary-x" chart:style-name="ch4">
            <chart:title svg:x="7.722cm" svg:y="8.749cm" chart:style-name="ch5">
              <text:p>Nombre d'empreses</text:p>
            </chart:title>
            <chart:categories table:cell-range-address="'04. Diagrama de barres y tarta de percentatges'.A2:'04. Diagrama de barres y tarta de percentatges'.A7"/>
          </chart:axis>
          <chart:axis chart:dimension="y" chart:name="primary-y" chart:style-name="ch6">
            <chart:title svg:x="0.451cm" svg:y="6.901cm" chart:style-name="ch7">
              <text:p>Nombre d'Ajuntaments</text:p>
            </chart:title>
            <chart:grid chart:style-name="ch8" chart:class="major"/>
          </chart:axis>
          <chart:series chart:style-name="ch9" chart:values-cell-range-address="'04. Diagrama de barres y tarta de percentatges'.B2:'04. Diagrama de barres y tarta de percentatges'.B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Menys de 50</text:p>
                <draw:g>
                  <svg:desc>'04. Diagrama de barres y tarta de percentatges'.A2:'04. Diagrama de barres y tarta de percentatges'.A7</svg:desc>
                </draw:g>
              </table:table-cell>
              <table:table-cell office:value-type="float" office:value="16">
                <text:p>16</text:p>
                <draw:g>
                  <svg:desc>'04. Diagrama de barres y tarta de percentatges'.B2:'04. Diagrama de barres y tarta de percentatges'.B7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number:percentage-style style:name="N10103" number:language="es" number:country="ES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800000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 style:percentage-data-style-name="N10103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3cm" svg:height="9.733cm" xlink:href=".." xlink:type="simple" chart:class="chart:circle" chart:style-name="ch1">
        <chart:title svg:x="1.168cm" svg:y="0.33cm" chart:style-name="ch2">
          <text:p>Distribució d'empreses de Règim general per ajuntaments a la C.A.I.B. (%)</text:p>
        </chart:title>
        <chart:legend chart:legend-position="end" svg:x="15.11cm" svg:y="3.368cm" chart:style-name="ch3"/>
        <chart:plot-area chart:style-name="ch4" table:cell-range-address="'04. Diagrama de barres y tarta de percentatges'.A2:'04. Diagrama de barres y tarta de percentatges'.A7 '04. Diagrama de barres y tarta de percentatges'.D2:'04. Diagrama de barres y tarta de percentatges'.D7" chart:data-source-has-labels="column" svg:x="0.358cm" svg:y="1.497cm" svg:width="14.394cm" svg:height="8.042cm">
          <chartooo:coordinate-region svg:x="3.809cm" svg:y="1.992cm" svg:width="7.135cm" svg:height="7.135cm"/>
          <chart:axis chart:dimension="x" chart:name="primary-x" chart:style-name="ch5">
            <chart:categories table:cell-range-address="'04. Diagrama de barres y tarta de percentatges'.A2:'04. Diagrama de barres y tarta de percentatge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04. Diagrama de barres y tarta de percentatges'.D2:'04. Diagrama de barres y tarta de percentatges'.D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Menys de 50</text:p>
                <draw:g>
                  <svg:desc>'04. Diagrama de barres y tarta de percentatges'.A2:'04. Diagrama de barres y tarta de percentatges'.A7</svg:desc>
                </draw:g>
              </table:table-cell>
              <table:table-cell office:value-type="float" office:value="23.8805970149254">
                <text:p>23.8805970149254</text:p>
                <draw:g>
                  <svg:desc>'04. Diagrama de barres y tarta de percentatges'.D2:'04. Diagrama de barres y tarta de percentatges'.D7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